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48.05mm"/>
    </style:style>
    <style:style style:name="co3" style:family="table-column">
      <style:table-column-properties fo:break-before="auto" style:column-width="47.15mm"/>
    </style:style>
    <style:style style:name="co4" style:family="table-column">
      <style:table-column-properties fo:break-before="auto" style:column-width="45.1mm"/>
    </style:style>
    <style:style style:name="co5" style:family="table-column">
      <style:table-column-properties fo:break-before="auto" style:column-width="34.22mm"/>
    </style:style>
    <style:style style:name="co6" style:family="table-column">
      <style:table-column-properties fo:break-before="auto" style:column-width="53.73mm"/>
    </style:style>
    <style:style style:name="co7" style:family="table-column">
      <style:table-column-properties fo:break-before="auto" style:column-width="58.26mm"/>
    </style:style>
    <style:style style:name="co8" style:family="table-column">
      <style:table-column-properties fo:break-before="auto" style:column-width="61.22mm"/>
    </style:style>
    <style:style style:name="co9" style:family="table-column">
      <style:table-column-properties fo:break-before="auto" style:column-width="56.23mm"/>
    </style:style>
    <style:style style:name="co10" style:family="table-column">
      <style:table-column-properties fo:break-before="auto" style:column-width="59.18mm"/>
    </style:style>
    <style:style style:name="co11" style:family="table-column">
      <style:table-column-properties fo:break-before="auto" style:column-width="60.31mm"/>
    </style:style>
    <style:style style:name="co12" style:family="table-column">
      <style:table-column-properties fo:break-before="auto" style:column-width="52.6mm"/>
    </style:style>
    <style:style style:name="co13" style:family="table-column">
      <style:table-column-properties fo:break-before="auto" style:column-width="54.86mm"/>
    </style:style>
    <style:style style:name="co14" style:family="table-column">
      <style:table-column-properties fo:break-before="auto" style:column-width="50.78mm"/>
    </style:style>
    <style:style style:name="co15" style:family="table-column">
      <style:table-column-properties fo:break-before="auto" style:column-width="57.82mm"/>
    </style:style>
    <style:style style:name="co16" style:family="table-column">
      <style:table-column-properties fo:break-before="auto" style:column-width="58.95mm"/>
    </style:style>
    <style:style style:name="co17" style:family="table-column">
      <style:table-column-properties fo:break-before="auto" style:column-width="57.59mm"/>
    </style:style>
    <style:style style:name="co18" style:family="table-column">
      <style:table-column-properties fo:break-before="auto" style:column-width="60.54mm"/>
    </style:style>
    <style:style style:name="co19" style:family="table-column">
      <style:table-column-properties fo:break-before="auto" style:column-width="66.45mm"/>
    </style:style>
    <style:style style:name="co20" style:family="table-column">
      <style:table-column-properties fo:break-before="auto" style:column-width="18.1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56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3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46" table:default-cell-style-name="Default"/>
        <table:table-column table:style-name="co20" table:number-columns-repeated="2" table:default-cell-style-name="Default"/>
        <table:table-row table:style-name="ro1">
          <table:table-cell office:value-type="string" calcext:value-type="string">
            <text:p>q[tan_sum].q</text:p>
          </table:table-cell>
          <table:table-cell office:value-type="string" calcext:value-type="string">
            <text:p>q[tan_aut].q</text:p>
          </table:table-cell>
          <table:table-cell office:value-type="string" calcext:value-type="string">
            <text:p>initialization.B0</text:p>
          </table:table-cell>
          <table:table-cell office:value-type="string" calcext:value-type="string">
            <text:p>natural_mortality.ogive_a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lectivity[surveysum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surveysum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surveyaut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surveyaut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trawl_sel].ma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lectivity[trawl_sel].fe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_home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_home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line_spawn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_spawn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ruitment.YCS</text:p>
          </table:table-cell>
          <table:table-cell office:value-type="float" office:value="47" calcext:value-type="float">
            <text:p>47</text:p>
          </table:table-cell>
          <table:table-cell table:number-columns-repeated="45"/>
        </table:table-row>
        <table:table-row table:style-name="ro1">
          <table:table-cell office:value-type="float" office:value="0.0912757" calcext:value-type="float">
            <text:p>0.0912757</text:p>
          </table:table-cell>
          <table:table-cell office:value-type="float" office:value="0.126249" calcext:value-type="float">
            <text:p>0.126249</text:p>
          </table:table-cell>
          <table:table-cell office:value-type="float" office:value="308952" calcext:value-type="float">
            <text:p>308952</text:p>
          </table:table-cell>
          <table:table-cell office:value-type="float" office:value="12.4921" calcext:value-type="float">
            <text:p>12.4921</text:p>
          </table:table-cell>
          <table:table-cell office:value-type="float" office:value="0.132708" calcext:value-type="float">
            <text:p>0.132708</text:p>
          </table:table-cell>
          <table:table-cell office:value-type="float" office:value="0.381916" calcext:value-type="float">
            <text:p>0.381916</text:p>
          </table:table-cell>
          <table:table-cell office:value-type="float" office:value="0.350584" calcext:value-type="float">
            <text:p>0.350584</text:p>
          </table:table-cell>
          <table:table-cell office:value-type="float" office:value="4.73847" calcext:value-type="float">
            <text:p>4.73847</text:p>
          </table:table-cell>
          <table:table-cell office:value-type="float" office:value="1.74997" calcext:value-type="float">
            <text:p>1.74997</text:p>
          </table:table-cell>
          <table:table-cell office:value-type="float" office:value="0.610009" calcext:value-type="float">
            <text:p>0.610009</text:p>
          </table:table-cell>
          <table:table-cell office:value-type="float" office:value="5.46022" calcext:value-type="float">
            <text:p>5.46022</text:p>
          </table:table-cell>
          <table:table-cell office:value-type="float" office:value="2.20584" calcext:value-type="float">
            <text:p>2.20584</text:p>
          </table:table-cell>
          <table:table-cell office:value-type="float" office:value="5.50416" calcext:value-type="float">
            <text:p>5.50416</text:p>
          </table:table-cell>
          <table:table-cell office:value-type="float" office:value="2.31427" calcext:value-type="float">
            <text:p>2.31427</text:p>
          </table:table-cell>
          <table:table-cell office:value-type="float" office:value="0.939225" calcext:value-type="float">
            <text:p>0.939225</text:p>
          </table:table-cell>
          <table:table-cell office:value-type="float" office:value="5.92021" calcext:value-type="float">
            <text:p>5.92021</text:p>
          </table:table-cell>
          <table:table-cell office:value-type="float" office:value="2.77781" calcext:value-type="float">
            <text:p>2.77781</text:p>
          </table:table-cell>
          <table:table-cell office:value-type="float" office:value="8.36987" calcext:value-type="float">
            <text:p>8.36987</text:p>
          </table:table-cell>
          <table:table-cell office:value-type="float" office:value="1.97182" calcext:value-type="float">
            <text:p>1.97182</text:p>
          </table:table-cell>
          <table:table-cell office:value-type="float" office:value="61.6493" calcext:value-type="float">
            <text:p>61.6493</text:p>
          </table:table-cell>
          <table:table-cell office:value-type="float" office:value="1.04125" calcext:value-type="float">
            <text:p>1.04125</text:p>
          </table:table-cell>
          <table:table-cell office:value-type="float" office:value="8.66384" calcext:value-type="float">
            <text:p>8.66384</text:p>
          </table:table-cell>
          <table:table-cell office:value-type="float" office:value="2.09989" calcext:value-type="float">
            <text:p>2.09989</text:p>
          </table:table-cell>
          <table:table-cell office:value-type="float" office:value="43.3111" calcext:value-type="float">
            <text:p>43.3111</text:p>
          </table:table-cell>
          <table:table-cell office:value-type="float" office:value="11.4512" calcext:value-type="float">
            <text:p>11.4512</text:p>
          </table:table-cell>
          <table:table-cell office:value-type="float" office:value="8.59023" calcext:value-type="float">
            <text:p>8.59023</text:p>
          </table:table-cell>
          <table:table-cell office:value-type="float" office:value="0.380053" calcext:value-type="float">
            <text:p>0.380053</text:p>
          </table:table-cell>
          <table:table-cell office:value-type="float" office:value="9.61555" calcext:value-type="float">
            <text:p>9.61555</text:p>
          </table:table-cell>
          <table:table-cell office:value-type="float" office:value="3.87496" calcext:value-type="float">
            <text:p>3.87496</text:p>
          </table:table-cell>
          <table:table-cell office:value-type="float" office:value="18.2998" calcext:value-type="float">
            <text:p>18.2998</text:p>
          </table:table-cell>
          <table:table-cell office:value-type="float" office:value="13.6655" calcext:value-type="float">
            <text:p>13.6655</text:p>
          </table:table-cell>
          <table:table-cell office:value-type="float" office:value="1.86791" calcext:value-type="float">
            <text:p>1.86791</text:p>
          </table:table-cell>
          <table:table-cell office:value-type="float" office:value="9.74583" calcext:value-type="float">
            <text:p>9.74583</text:p>
          </table:table-cell>
          <table:table-cell office:value-type="float" office:value="3.00787" calcext:value-type="float">
            <text:p>3.007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84967" calcext:value-type="float">
            <text:p>0.484967</text:p>
          </table:table-cell>
          <table:table-cell office:value-type="float" office:value="0.458269" calcext:value-type="float">
            <text:p>0.458269</text:p>
          </table:table-cell>
          <table:table-cell office:value-type="float" office:value="0.568564" calcext:value-type="float">
            <text:p>0.568564</text:p>
          </table:table-cell>
          <table:table-cell office:value-type="float" office:value="0.566724" calcext:value-type="float">
            <text:p>0.566724</text:p>
          </table:table-cell>
          <table:table-cell office:value-type="float" office:value="0.48607" calcext:value-type="float">
            <text:p>0.48607</text:p>
          </table:table-cell>
          <table:table-cell office:value-type="float" office:value="0.555029" calcext:value-type="float">
            <text:p>0.555029</text:p>
          </table:table-cell>
          <table:table-cell office:value-type="float" office:value="0.563249" calcext:value-type="float">
            <text:p>0.563249</text:p>
          </table:table-cell>
          <table:table-cell office:value-type="float" office:value="0.68756" calcext:value-type="float">
            <text:p>0.68756</text:p>
          </table:table-cell>
          <table:table-cell office:value-type="float" office:value="0.620294" calcext:value-type="float">
            <text:p>0.620294</text:p>
          </table:table-cell>
          <table:table-cell office:value-type="float" office:value="0.790573" calcext:value-type="float">
            <text:p>0.790573</text:p>
          </table:table-cell>
          <table:table-cell office:value-type="float" office:value="0.464282" calcext:value-type="float">
            <text:p>0.464282</text:p>
          </table:table-cell>
          <table:table-cell office:value-type="float" office:value="0.700754" calcext:value-type="float">
            <text:p>0.700754</text:p>
          </table:table-cell>
          <table:table-cell office:value-type="float" office:value="0.410098" calcext:value-type="float">
            <text:p>0.410098</text:p>
          </table:table-cell>
          <table:table-cell office:value-type="float" office:value="0.515013" calcext:value-type="float">
            <text:p>0.515013</text:p>
          </table:table-cell>
          <table:table-cell office:value-type="float" office:value="0.341646" calcext:value-type="float">
            <text:p>0.341646</text:p>
          </table:table-cell>
          <table:table-cell office:value-type="float" office:value="0.348292" calcext:value-type="float">
            <text:p>0.348292</text:p>
          </table:table-cell>
          <table:table-cell office:value-type="float" office:value="0.436074" calcext:value-type="float">
            <text:p>0.436074</text:p>
          </table:table-cell>
          <table:table-cell office:value-type="float" office:value="0.480578" calcext:value-type="float">
            <text:p>0.480578</text:p>
          </table:table-cell>
          <table:table-cell office:value-type="float" office:value="0.452156" calcext:value-type="float">
            <text:p>0.452156</text:p>
          </table:table-cell>
          <table:table-cell office:value-type="float" office:value="0.491685" calcext:value-type="float">
            <text:p>0.491685</text:p>
          </table:table-cell>
          <table:table-cell office:value-type="float" office:value="0.469096" calcext:value-type="float">
            <text:p>0.469096</text:p>
          </table:table-cell>
          <table:table-cell office:value-type="float" office:value="0.799273" calcext:value-type="float">
            <text:p>0.799273</text:p>
          </table:table-cell>
          <table:table-cell office:value-type="float" office:value="0.790122" calcext:value-type="float">
            <text:p>0.790122</text:p>
          </table:table-cell>
          <table:table-cell office:value-type="float" office:value="0.826058" calcext:value-type="float">
            <text:p>0.826058</text:p>
          </table:table-cell>
          <table:table-cell office:value-type="float" office:value="0.707563" calcext:value-type="float">
            <text:p>0.707563</text:p>
          </table:table-cell>
          <table:table-cell office:value-type="float" office:value="0.551696" calcext:value-type="float">
            <text:p>0.551696</text:p>
          </table:table-cell>
          <table:table-cell office:value-type="float" office:value="0.475197" calcext:value-type="float">
            <text:p>0.475197</text:p>
          </table:table-cell>
          <table:table-cell office:value-type="float" office:value="0.461702" calcext:value-type="float">
            <text:p>0.461702</text:p>
          </table:table-cell>
          <table:table-cell office:value-type="float" office:value="0.554964" calcext:value-type="float">
            <text:p>0.554964</text:p>
          </table:table-cell>
          <table:table-cell office:value-type="float" office:value="0.546659" calcext:value-type="float">
            <text:p>0.546659</text:p>
          </table:table-cell>
          <table:table-cell office:value-type="float" office:value="0.483233" calcext:value-type="float">
            <text:p>0.483233</text:p>
          </table:table-cell>
          <table:table-cell office:value-type="float" office:value="0.55016" calcext:value-type="float">
            <text:p>0.55016</text:p>
          </table:table-cell>
          <table:table-cell office:value-type="float" office:value="0.615273" calcext:value-type="float">
            <text:p>0.615273</text:p>
          </table:table-cell>
          <table:table-cell office:value-type="float" office:value="0.775727" calcext:value-type="float">
            <text:p>0.775727</text:p>
          </table:table-cell>
          <table:table-cell office:value-type="float" office:value="0.631092" calcext:value-type="float">
            <text:p>0.631092</text:p>
          </table:table-cell>
          <table:table-cell office:value-type="float" office:value="0.775523" calcext:value-type="float">
            <text:p>0.775523</text:p>
          </table:table-cell>
          <table:table-cell office:value-type="float" office:value="0.642922" calcext:value-type="float">
            <text:p>0.642922</text:p>
          </table:table-cell>
          <table:table-cell office:value-type="float" office:value="0.706658" calcext:value-type="float">
            <text:p>0.706658</text:p>
          </table:table-cell>
          <table:table-cell office:value-type="float" office:value="0.654255" calcext:value-type="float">
            <text:p>0.654255</text:p>
          </table:table-cell>
          <table:table-cell office:value-type="float" office:value="0.509987" calcext:value-type="float">
            <text:p>0.509987</text:p>
          </table:table-cell>
          <table:table-cell office:value-type="float" office:value="0.586193" calcext:value-type="float">
            <text:p>0.586193</text:p>
          </table:table-cell>
          <table:table-cell office:value-type="float" office:value="0.603475" calcext:value-type="float">
            <text:p>0.603475</text:p>
          </table:table-cell>
          <table:table-cell office:value-type="float" office:value="0.576814" calcext:value-type="float">
            <text:p>0.576814</text:p>
          </table:table-cell>
        </table:table-row>
        <table:table-row table:style-name="ro1" table:number-rows-repeated="2">
          <table:table-cell table:number-columns-repeated="81"/>
        </table:table-row>
        <table:table-row table:style-name="ro1">
          <table:table-cell office:value-type="string" calcext:value-type="string">
            <text:p>process[Recruitment].b0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summerTANSel_f].alpha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autumnTANSel_f].alpha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HomeFSel_f].alpha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selectivity[lineSpawnFSel_f].alpha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 table:number-columns-repeated="2"/>
        </table:table-row>
        <table:table-row table:style-name="ro1">
          <table:table-cell office:value-type="float" office:value="216449" calcext:value-type="float">
            <text:p>216449</text:p>
          </table:table-cell>
          <table:table-cell table:number-columns-repeated="2" office:value-type="float" office:value="0.0714766" calcext:value-type="float">
            <text:p>0.0714766</text:p>
          </table:table-cell>
          <table:table-cell office:value-type="float" office:value="12.6448" calcext:value-type="float">
            <text:p>12.6448</text:p>
          </table:table-cell>
          <table:table-cell office:value-type="float" office:value="0.11107" calcext:value-type="float">
            <text:p>0.11107</text:p>
          </table:table-cell>
          <table:table-cell office:value-type="float" office:value="0.72736" calcext:value-type="float">
            <text:p>0.72736</text:p>
          </table:table-cell>
          <table:table-cell office:value-type="float" office:value="0.326375" calcext:value-type="float">
            <text:p>0.326375</text:p>
          </table:table-cell>
          <table:table-cell office:value-type="float" office:value="4.94552" calcext:value-type="float">
            <text:p>4.94552</text:p>
          </table:table-cell>
          <table:table-cell office:value-type="float" office:value="1.7869" calcext:value-type="float">
            <text:p>1.7869</text:p>
          </table:table-cell>
          <table:table-cell office:value-type="float" office:value="1.23678" calcext:value-type="float">
            <text:p>1.23678</text:p>
          </table:table-cell>
          <table:table-cell office:value-type="float" office:value="5.76491" calcext:value-type="float">
            <text:p>5.76491</text:p>
          </table:table-cell>
          <table:table-cell office:value-type="float" office:value="2.51328" calcext:value-type="float">
            <text:p>2.51328</text:p>
          </table:table-cell>
          <table:table-cell office:value-type="float" office:value="2.11496" calcext:value-type="float">
            <text:p>2.11496</text:p>
          </table:table-cell>
          <table:table-cell office:value-type="float" office:value="5.7352" calcext:value-type="float">
            <text:p>5.7352</text:p>
          </table:table-cell>
          <table:table-cell office:value-type="float" office:value="2.48841" calcext:value-type="float">
            <text:p>2.48841</text:p>
          </table:table-cell>
          <table:table-cell office:value-type="float" office:value="2.56501" calcext:value-type="float">
            <text:p>2.56501</text:p>
          </table:table-cell>
          <table:table-cell office:value-type="float" office:value="6.23418" calcext:value-type="float">
            <text:p>6.23418</text:p>
          </table:table-cell>
          <table:table-cell office:value-type="float" office:value="3.03137" calcext:value-type="float">
            <text:p>3.03137</text:p>
          </table:table-cell>
          <table:table-cell office:value-type="float" office:value="2.82754" calcext:value-type="float">
            <text:p>2.82754</text:p>
          </table:table-cell>
          <table:table-cell office:value-type="float" office:value="8.19947" calcext:value-type="float">
            <text:p>8.19947</text:p>
          </table:table-cell>
          <table:table-cell office:value-type="float" office:value="1.82762" calcext:value-type="float">
            <text:p>1.82762</text:p>
          </table:table-cell>
          <table:table-cell office:value-type="float" office:value="200" calcext:value-type="float">
            <text:p>200</text:p>
          </table:table-cell>
          <table:table-cell office:value-type="float" office:value="8.64634" calcext:value-type="float">
            <text:p>8.64634</text:p>
          </table:table-cell>
          <table:table-cell office:value-type="float" office:value="2.02529" calcext:value-type="float">
            <text:p>2.02529</text:p>
          </table:table-cell>
          <table:table-cell office:value-type="float" office:value="132.169" calcext:value-type="float">
            <text:p>132.169</text:p>
          </table:table-cell>
          <table:table-cell office:value-type="float" office:value="8.28074" calcext:value-type="float">
            <text:p>8.28074</text:p>
          </table:table-cell>
          <table:table-cell office:value-type="float" office:value="4.15414" calcext:value-type="float">
            <text:p>4.15414</text:p>
          </table:table-cell>
          <table:table-cell office:value-type="float" office:value="0.270478" calcext:value-type="float">
            <text:p>0.270478</text:p>
          </table:table-cell>
          <table:table-cell office:value-type="float" office:value="9.64538" calcext:value-type="float">
            <text:p>9.64538</text:p>
          </table:table-cell>
          <table:table-cell office:value-type="float" office:value="3.84747" calcext:value-type="float">
            <text:p>3.84747</text:p>
          </table:table-cell>
          <table:table-cell office:value-type="float" office:value="1.08506" calcext:value-type="float">
            <text:p>1.08506</text:p>
          </table:table-cell>
          <table:table-cell office:value-type="float" office:value="13.6842" calcext:value-type="float">
            <text:p>13.6842</text:p>
          </table:table-cell>
          <table:table-cell office:value-type="float" office:value="9.85611" calcext:value-type="float">
            <text:p>9.85611</text:p>
          </table:table-cell>
          <table:table-cell office:value-type="float" office:value="0.916176" calcext:value-type="float">
            <text:p>0.916176</text:p>
          </table:table-cell>
          <table:table-cell office:value-type="float" office:value="9.81361" calcext:value-type="float">
            <text:p>9.81361</text:p>
          </table:table-cell>
          <table:table-cell office:value-type="float" office:value="3.15884" calcext:value-type="float">
            <text:p>3.15884</text:p>
          </table:table-cell>
          <table:table-cell office:value-type="float" office:value="0.850183" calcext:value-type="float">
            <text:p>0.850183</text:p>
          </table:table-cell>
          <table:table-cell office:value-type="float" office:value="0.361629" calcext:value-type="float">
            <text:p>0.361629</text:p>
          </table:table-cell>
          <table:table-cell office:value-type="float" office:value="0.444464" calcext:value-type="float">
            <text:p>0.444464</text:p>
          </table:table-cell>
          <table:table-cell office:value-type="float" office:value="0.547748" calcext:value-type="float">
            <text:p>0.547748</text:p>
          </table:table-cell>
          <table:table-cell office:value-type="float" office:value="0.503813" calcext:value-type="float">
            <text:p>0.503813</text:p>
          </table:table-cell>
          <table:table-cell office:value-type="float" office:value="0.470263" calcext:value-type="float">
            <text:p>0.470263</text:p>
          </table:table-cell>
          <table:table-cell office:value-type="float" office:value="0.572418" calcext:value-type="float">
            <text:p>0.572418</text:p>
          </table:table-cell>
          <table:table-cell office:value-type="float" office:value="0.576842" calcext:value-type="float">
            <text:p>0.576842</text:p>
          </table:table-cell>
          <table:table-cell office:value-type="float" office:value="0.686517" calcext:value-type="float">
            <text:p>0.686517</text:p>
          </table:table-cell>
          <table:table-cell office:value-type="float" office:value="0.655468" calcext:value-type="float">
            <text:p>0.655468</text:p>
          </table:table-cell>
          <table:table-cell office:value-type="float" office:value="0.716999" calcext:value-type="float">
            <text:p>0.716999</text:p>
          </table:table-cell>
          <table:table-cell office:value-type="float" office:value="0.587154" calcext:value-type="float">
            <text:p>0.587154</text:p>
          </table:table-cell>
          <table:table-cell office:value-type="float" office:value="0.640863" calcext:value-type="float">
            <text:p>0.640863</text:p>
          </table:table-cell>
          <table:table-cell office:value-type="float" office:value="0.482025" calcext:value-type="float">
            <text:p>0.482025</text:p>
          </table:table-cell>
          <table:table-cell office:value-type="float" office:value="0.484209" calcext:value-type="float">
            <text:p>0.484209</text:p>
          </table:table-cell>
          <table:table-cell office:value-type="float" office:value="0.413267" calcext:value-type="float">
            <text:p>0.413267</text:p>
          </table:table-cell>
          <table:table-cell office:value-type="float" office:value="0.370461" calcext:value-type="float">
            <text:p>0.370461</text:p>
          </table:table-cell>
          <table:table-cell office:value-type="float" office:value="0.442197" calcext:value-type="float">
            <text:p>0.442197</text:p>
          </table:table-cell>
          <table:table-cell office:value-type="float" office:value="0.483856" calcext:value-type="float">
            <text:p>0.483856</text:p>
          </table:table-cell>
          <table:table-cell office:value-type="float" office:value="0.481664" calcext:value-type="float">
            <text:p>0.481664</text:p>
          </table:table-cell>
          <table:table-cell office:value-type="float" office:value="0.493909" calcext:value-type="float">
            <text:p>0.493909</text:p>
          </table:table-cell>
          <table:table-cell office:value-type="float" office:value="0.550817" calcext:value-type="float">
            <text:p>0.550817</text:p>
          </table:table-cell>
          <table:table-cell office:value-type="float" office:value="0.749777" calcext:value-type="float">
            <text:p>0.749777</text:p>
          </table:table-cell>
          <table:table-cell office:value-type="float" office:value="0.77986" calcext:value-type="float">
            <text:p>0.77986</text:p>
          </table:table-cell>
          <table:table-cell office:value-type="float" office:value="0.794037" calcext:value-type="float">
            <text:p>0.794037</text:p>
          </table:table-cell>
          <table:table-cell office:value-type="float" office:value="0.724131" calcext:value-type="float">
            <text:p>0.724131</text:p>
          </table:table-cell>
          <table:table-cell office:value-type="float" office:value="0.579076" calcext:value-type="float">
            <text:p>0.579076</text:p>
          </table:table-cell>
          <table:table-cell office:value-type="float" office:value="0.481079" calcext:value-type="float">
            <text:p>0.481079</text:p>
          </table:table-cell>
          <table:table-cell office:value-type="float" office:value="0.495108" calcext:value-type="float">
            <text:p>0.495108</text:p>
          </table:table-cell>
          <table:table-cell office:value-type="float" office:value="0.529032" calcext:value-type="float">
            <text:p>0.529032</text:p>
          </table:table-cell>
          <table:table-cell office:value-type="float" office:value="0.535074" calcext:value-type="float">
            <text:p>0.535074</text:p>
          </table:table-cell>
          <table:table-cell office:value-type="float" office:value="0.508693" calcext:value-type="float">
            <text:p>0.508693</text:p>
          </table:table-cell>
          <table:table-cell office:value-type="float" office:value="0.547175" calcext:value-type="float">
            <text:p>0.547175</text:p>
          </table:table-cell>
          <table:table-cell office:value-type="float" office:value="0.633459" calcext:value-type="float">
            <text:p>0.633459</text:p>
          </table:table-cell>
          <table:table-cell office:value-type="float" office:value="0.677321" calcext:value-type="float">
            <text:p>0.677321</text:p>
          </table:table-cell>
          <table:table-cell office:value-type="float" office:value="0.675185" calcext:value-type="float">
            <text:p>0.675185</text:p>
          </table:table-cell>
          <table:table-cell office:value-type="float" office:value="0.720657" calcext:value-type="float">
            <text:p>0.720657</text:p>
          </table:table-cell>
          <table:table-cell office:value-type="float" office:value="0.633964" calcext:value-type="float">
            <text:p>0.633964</text:p>
          </table:table-cell>
          <table:table-cell office:value-type="float" office:value="0.669177" calcext:value-type="float">
            <text:p>0.669177</text:p>
          </table:table-cell>
          <table:table-cell office:value-type="float" office:value="0.642403" calcext:value-type="float">
            <text:p>0.642403</text:p>
          </table:table-cell>
          <table:table-cell office:value-type="float" office:value="0.561917" calcext:value-type="float">
            <text:p>0.561917</text:p>
          </table:table-cell>
          <table:table-cell office:value-type="float" office:value="0.577883" calcext:value-type="float">
            <text:p>0.577883</text:p>
          </table:table-cell>
          <table:table-cell office:value-type="float" office:value="0.553428" calcext:value-type="float">
            <text:p>0.553428</text:p>
          </table:table-cell>
          <table:table-cell table:number-columns-repeated="2"/>
        </table:table-row>
        <table:table-row table:style-name="ro1" table:number-rows-repeated="2">
          <table:table-cell table:number-columns-repeated="81"/>
        </table:table-row>
        <table:table-row table:style-name="ro1">
          <table:table-cell office:value-type="string" calcext:value-type="string">
            <text:p>process[Recruitment].b0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 table:number-columns-repeated="6"/>
        </table:table-row>
        <table:table-row table:style-name="ro1">
          <table:table-cell office:value-type="float" office:value="338076" calcext:value-type="float">
            <text:p>338076</text:p>
          </table:table-cell>
          <table:table-cell office:value-type="float" office:value="0.0935751" calcext:value-type="float">
            <text:p>0.0935751</text:p>
          </table:table-cell>
          <table:table-cell office:value-type="float" office:value="0.127479" calcext:value-type="float">
            <text:p>0.127479</text:p>
          </table:table-cell>
          <table:table-cell office:value-type="float" office:value="13.5629" calcext:value-type="float">
            <text:p>13.5629</text:p>
          </table:table-cell>
          <table:table-cell office:value-type="float" office:value="0.133413" calcext:value-type="float">
            <text:p>0.133413</text:p>
          </table:table-cell>
          <table:table-cell office:value-type="float" office:value="0.499476" calcext:value-type="float">
            <text:p>0.499476</text:p>
          </table:table-cell>
          <table:table-cell office:value-type="float" office:value="0.358198" calcext:value-type="float">
            <text:p>0.358198</text:p>
          </table:table-cell>
          <table:table-cell office:value-type="float" office:value="4.75261" calcext:value-type="float">
            <text:p>4.75261</text:p>
          </table:table-cell>
          <table:table-cell office:value-type="float" office:value="2.08941" calcext:value-type="float">
            <text:p>2.08941</text:p>
          </table:table-cell>
          <table:table-cell office:value-type="float" office:value="0.580083" calcext:value-type="float">
            <text:p>0.580083</text:p>
          </table:table-cell>
          <table:table-cell office:value-type="float" office:value="5.73305" calcext:value-type="float">
            <text:p>5.73305</text:p>
          </table:table-cell>
          <table:table-cell office:value-type="float" office:value="2.96853" calcext:value-type="float">
            <text:p>2.96853</text:p>
          </table:table-cell>
          <table:table-cell office:value-type="float" office:value="5.69924" calcext:value-type="float">
            <text:p>5.69924</text:p>
          </table:table-cell>
          <table:table-cell office:value-type="float" office:value="2.9732" calcext:value-type="float">
            <text:p>2.9732</text:p>
          </table:table-cell>
          <table:table-cell office:value-type="float" office:value="0.933714" calcext:value-type="float">
            <text:p>0.933714</text:p>
          </table:table-cell>
          <table:table-cell office:value-type="float" office:value="6.15696" calcext:value-type="float">
            <text:p>6.15696</text:p>
          </table:table-cell>
          <table:table-cell office:value-type="float" office:value="3.57356" calcext:value-type="float">
            <text:p>3.57356</text:p>
          </table:table-cell>
          <table:table-cell office:value-type="float" office:value="8.48539" calcext:value-type="float">
            <text:p>8.48539</text:p>
          </table:table-cell>
          <table:table-cell office:value-type="float" office:value="2.01972" calcext:value-type="float">
            <text:p>2.01972</text:p>
          </table:table-cell>
          <table:table-cell office:value-type="float" office:value="70.0718" calcext:value-type="float">
            <text:p>70.0718</text:p>
          </table:table-cell>
          <table:table-cell office:value-type="float" office:value="8.92979" calcext:value-type="float">
            <text:p>8.92979</text:p>
          </table:table-cell>
          <table:table-cell office:value-type="float" office:value="2.21917" calcext:value-type="float">
            <text:p>2.21917</text:p>
          </table:table-cell>
          <table:table-cell office:value-type="float" office:value="43.0966" calcext:value-type="float">
            <text:p>43.0966</text:p>
          </table:table-cell>
          <table:table-cell office:value-type="float" office:value="10.8925" calcext:value-type="float">
            <text:p>10.8925</text:p>
          </table:table-cell>
          <table:table-cell office:value-type="float" office:value="7.6008" calcext:value-type="float">
            <text:p>7.6008</text:p>
          </table:table-cell>
          <table:table-cell office:value-type="float" office:value="0.351545" calcext:value-type="float">
            <text:p>0.351545</text:p>
          </table:table-cell>
          <table:table-cell office:value-type="float" office:value="9.62794" calcext:value-type="float">
            <text:p>9.62794</text:p>
          </table:table-cell>
          <table:table-cell office:value-type="float" office:value="3.73341" calcext:value-type="float">
            <text:p>3.73341</text:p>
          </table:table-cell>
          <table:table-cell office:value-type="float" office:value="14.2441" calcext:value-type="float">
            <text:p>14.2441</text:p>
          </table:table-cell>
          <table:table-cell office:value-type="float" office:value="10.0787" calcext:value-type="float">
            <text:p>10.0787</text:p>
          </table:table-cell>
          <table:table-cell office:value-type="float" office:value="1.17063" calcext:value-type="float">
            <text:p>1.17063</text:p>
          </table:table-cell>
          <table:table-cell office:value-type="float" office:value="9.85883" calcext:value-type="float">
            <text:p>9.85883</text:p>
          </table:table-cell>
          <table:table-cell office:value-type="float" office:value="3.04211" calcext:value-type="float">
            <text:p>3.04211</text:p>
          </table:table-cell>
          <table:table-cell office:value-type="float" office:value="0.475615" calcext:value-type="float">
            <text:p>0.475615</text:p>
          </table:table-cell>
          <table:table-cell office:value-type="float" office:value="0.451743" calcext:value-type="float">
            <text:p>0.451743</text:p>
          </table:table-cell>
          <table:table-cell office:value-type="float" office:value="0.560235" calcext:value-type="float">
            <text:p>0.560235</text:p>
          </table:table-cell>
          <table:table-cell office:value-type="float" office:value="0.582575" calcext:value-type="float">
            <text:p>0.582575</text:p>
          </table:table-cell>
          <table:table-cell office:value-type="float" office:value="0.48645" calcext:value-type="float">
            <text:p>0.48645</text:p>
          </table:table-cell>
          <table:table-cell office:value-type="float" office:value="0.577477" calcext:value-type="float">
            <text:p>0.577477</text:p>
          </table:table-cell>
          <table:table-cell office:value-type="float" office:value="0.580733" calcext:value-type="float">
            <text:p>0.580733</text:p>
          </table:table-cell>
          <table:table-cell office:value-type="float" office:value="0.706739" calcext:value-type="float">
            <text:p>0.706739</text:p>
          </table:table-cell>
          <table:table-cell office:value-type="float" office:value="0.634913" calcext:value-type="float">
            <text:p>0.634913</text:p>
          </table:table-cell>
          <table:table-cell office:value-type="float" office:value="0.799504" calcext:value-type="float">
            <text:p>0.799504</text:p>
          </table:table-cell>
          <table:table-cell office:value-type="float" office:value="0.464773" calcext:value-type="float">
            <text:p>0.464773</text:p>
          </table:table-cell>
          <table:table-cell office:value-type="float" office:value="0.709633" calcext:value-type="float">
            <text:p>0.709633</text:p>
          </table:table-cell>
          <table:table-cell office:value-type="float" office:value="0.409308" calcext:value-type="float">
            <text:p>0.409308</text:p>
          </table:table-cell>
          <table:table-cell office:value-type="float" office:value="0.526196" calcext:value-type="float">
            <text:p>0.526196</text:p>
          </table:table-cell>
          <table:table-cell office:value-type="float" office:value="0.334094" calcext:value-type="float">
            <text:p>0.334094</text:p>
          </table:table-cell>
          <table:table-cell office:value-type="float" office:value="0.359443" calcext:value-type="float">
            <text:p>0.359443</text:p>
          </table:table-cell>
          <table:table-cell office:value-type="float" office:value="0.409767" calcext:value-type="float">
            <text:p>0.409767</text:p>
          </table:table-cell>
          <table:table-cell office:value-type="float" office:value="0.523349" calcext:value-type="float">
            <text:p>0.523349</text:p>
          </table:table-cell>
          <table:table-cell office:value-type="float" office:value="0.433514" calcext:value-type="float">
            <text:p>0.433514</text:p>
          </table:table-cell>
          <table:table-cell office:value-type="float" office:value="0.501544" calcext:value-type="float">
            <text:p>0.501544</text:p>
          </table:table-cell>
          <table:table-cell office:value-type="float" office:value="0.460101" calcext:value-type="float">
            <text:p>0.460101</text:p>
          </table:table-cell>
          <table:table-cell office:value-type="float" office:value="0.833649" calcext:value-type="float">
            <text:p>0.833649</text:p>
          </table:table-cell>
          <table:table-cell office:value-type="float" office:value="0.778387" calcext:value-type="float">
            <text:p>0.778387</text:p>
          </table:table-cell>
          <table:table-cell office:value-type="float" office:value="0.837449" calcext:value-type="float">
            <text:p>0.837449</text:p>
          </table:table-cell>
          <table:table-cell office:value-type="float" office:value="0.705512" calcext:value-type="float">
            <text:p>0.705512</text:p>
          </table:table-cell>
          <table:table-cell office:value-type="float" office:value="0.563955" calcext:value-type="float">
            <text:p>0.563955</text:p>
          </table:table-cell>
          <table:table-cell office:value-type="float" office:value="0.465006" calcext:value-type="float">
            <text:p>0.465006</text:p>
          </table:table-cell>
          <table:table-cell office:value-type="float" office:value="0.470806" calcext:value-type="float">
            <text:p>0.470806</text:p>
          </table:table-cell>
          <table:table-cell office:value-type="float" office:value="0.566738" calcext:value-type="float">
            <text:p>0.566738</text:p>
          </table:table-cell>
          <table:table-cell office:value-type="float" office:value="0.52866" calcext:value-type="float">
            <text:p>0.52866</text:p>
          </table:table-cell>
          <table:table-cell office:value-type="float" office:value="0.506696" calcext:value-type="float">
            <text:p>0.506696</text:p>
          </table:table-cell>
          <table:table-cell office:value-type="float" office:value="0.521256" calcext:value-type="float">
            <text:p>0.521256</text:p>
          </table:table-cell>
          <table:table-cell office:value-type="float" office:value="0.707089" calcext:value-type="float">
            <text:p>0.707089</text:p>
          </table:table-cell>
          <table:table-cell office:value-type="float" office:value="0.696003" calcext:value-type="float">
            <text:p>0.696003</text:p>
          </table:table-cell>
          <table:table-cell office:value-type="float" office:value="0.637489" calcext:value-type="float">
            <text:p>0.637489</text:p>
          </table:table-cell>
          <table:table-cell office:value-type="float" office:value="0.77814" calcext:value-type="float">
            <text:p>0.77814</text:p>
          </table:table-cell>
          <table:table-cell office:value-type="float" office:value="0.637348" calcext:value-type="float">
            <text:p>0.637348</text:p>
          </table:table-cell>
          <table:table-cell office:value-type="float" office:value="0.683518" calcext:value-type="float">
            <text:p>0.683518</text:p>
          </table:table-cell>
          <table:table-cell office:value-type="float" office:value="0.631668" calcext:value-type="float">
            <text:p>0.631668</text:p>
          </table:table-cell>
          <table:table-cell office:value-type="float" office:value="0.516853" calcext:value-type="float">
            <text:p>0.516853</text:p>
          </table:table-cell>
          <table:table-cell office:value-type="float" office:value="0.624348" calcext:value-type="float">
            <text:p>0.624348</text:p>
          </table:table-cell>
          <table:table-cell office:value-type="float" office:value="0.57349" calcext:value-type="float">
            <text:p>0.57349</text:p>
          </table:table-cell>
          <table:table-cell table:number-columns-repeated="6"/>
        </table:table-row>
        <table:table-row table:style-name="ro1" table:number-rows-repeated="2">
          <table:table-cell table:number-columns-repeated="81"/>
        </table:table-row>
        <table:table-row table:style-name="ro1">
          <table:table-cell office:value-type="string" calcext:value-type="string">
            <text:p>process[Recruitment].b0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m].alpha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 table:number-columns-repeated="5"/>
        </table:table-row>
        <table:table-row table:style-name="ro1">
          <table:table-cell office:value-type="float" office:value="335843" calcext:value-type="float">
            <text:p>335843</text:p>
          </table:table-cell>
          <table:table-cell office:value-type="float" office:value="0.0934009" calcext:value-type="float">
            <text:p>0.0934009</text:p>
          </table:table-cell>
          <table:table-cell office:value-type="float" office:value="0.127366" calcext:value-type="float">
            <text:p>0.127366</text:p>
          </table:table-cell>
          <table:table-cell office:value-type="float" office:value="13.0293" calcext:value-type="float">
            <text:p>13.0293</text:p>
          </table:table-cell>
          <table:table-cell office:value-type="float" office:value="0.14116" calcext:value-type="float">
            <text:p>0.14116</text:p>
          </table:table-cell>
          <table:table-cell office:value-type="float" office:value="0.383294" calcext:value-type="float">
            <text:p>0.383294</text:p>
          </table:table-cell>
          <table:table-cell office:value-type="float" office:value="0.345909" calcext:value-type="float">
            <text:p>0.345909</text:p>
          </table:table-cell>
          <table:table-cell office:value-type="float" office:value="4.52313" calcext:value-type="float">
            <text:p>4.52313</text:p>
          </table:table-cell>
          <table:table-cell office:value-type="float" office:value="1.98045" calcext:value-type="float">
            <text:p>1.98045</text:p>
          </table:table-cell>
          <table:table-cell office:value-type="float" office:value="0.592088" calcext:value-type="float">
            <text:p>0.592088</text:p>
          </table:table-cell>
          <table:table-cell office:value-type="float" office:value="5.4778" calcext:value-type="float">
            <text:p>5.4778</text:p>
          </table:table-cell>
          <table:table-cell office:value-type="float" office:value="2.95759" calcext:value-type="float">
            <text:p>2.95759</text:p>
          </table:table-cell>
          <table:table-cell office:value-type="float" office:value="5.51674" calcext:value-type="float">
            <text:p>5.51674</text:p>
          </table:table-cell>
          <table:table-cell office:value-type="float" office:value="3.10031" calcext:value-type="float">
            <text:p>3.10031</text:p>
          </table:table-cell>
          <table:table-cell office:value-type="float" office:value="0.949264" calcext:value-type="float">
            <text:p>0.949264</text:p>
          </table:table-cell>
          <table:table-cell office:value-type="float" office:value="5.91106" calcext:value-type="float">
            <text:p>5.91106</text:p>
          </table:table-cell>
          <table:table-cell office:value-type="float" office:value="3.67144" calcext:value-type="float">
            <text:p>3.67144</text:p>
          </table:table-cell>
          <table:table-cell office:value-type="float" office:value="8.51712" calcext:value-type="float">
            <text:p>8.51712</text:p>
          </table:table-cell>
          <table:table-cell office:value-type="float" office:value="2.09805" calcext:value-type="float">
            <text:p>2.09805</text:p>
          </table:table-cell>
          <table:table-cell office:value-type="float" office:value="75.924" calcext:value-type="float">
            <text:p>75.924</text:p>
          </table:table-cell>
          <table:table-cell office:value-type="float" office:value="1.04927" calcext:value-type="float">
            <text:p>1.04927</text:p>
          </table:table-cell>
          <table:table-cell office:value-type="float" office:value="8.76002" calcext:value-type="float">
            <text:p>8.76002</text:p>
          </table:table-cell>
          <table:table-cell office:value-type="float" office:value="2.20409" calcext:value-type="float">
            <text:p>2.20409</text:p>
          </table:table-cell>
          <table:table-cell office:value-type="float" office:value="50.9388" calcext:value-type="float">
            <text:p>50.9388</text:p>
          </table:table-cell>
          <table:table-cell office:value-type="float" office:value="12.8407" calcext:value-type="float">
            <text:p>12.8407</text:p>
          </table:table-cell>
          <table:table-cell office:value-type="float" office:value="9.92109" calcext:value-type="float">
            <text:p>9.92109</text:p>
          </table:table-cell>
          <table:table-cell office:value-type="float" office:value="0.438727" calcext:value-type="float">
            <text:p>0.438727</text:p>
          </table:table-cell>
          <table:table-cell office:value-type="float" office:value="9.74549" calcext:value-type="float">
            <text:p>9.74549</text:p>
          </table:table-cell>
          <table:table-cell office:value-type="float" office:value="3.98591" calcext:value-type="float">
            <text:p>3.98591</text:p>
          </table:table-cell>
          <table:table-cell office:value-type="float" office:value="19.4262" calcext:value-type="float">
            <text:p>19.4262</text:p>
          </table:table-cell>
          <table:table-cell office:value-type="float" office:value="14.0989" calcext:value-type="float">
            <text:p>14.0989</text:p>
          </table:table-cell>
          <table:table-cell office:value-type="float" office:value="2.12933" calcext:value-type="float">
            <text:p>2.12933</text:p>
          </table:table-cell>
          <table:table-cell office:value-type="float" office:value="9.8277" calcext:value-type="float">
            <text:p>9.8277</text:p>
          </table:table-cell>
          <table:table-cell office:value-type="float" office:value="3.09959" calcext:value-type="float">
            <text:p>3.09959</text:p>
          </table:table-cell>
          <table:table-cell office:value-type="float" office:value="0.488553" calcext:value-type="float">
            <text:p>0.488553</text:p>
          </table:table-cell>
          <table:table-cell office:value-type="float" office:value="0.460583" calcext:value-type="float">
            <text:p>0.460583</text:p>
          </table:table-cell>
          <table:table-cell office:value-type="float" office:value="0.573351" calcext:value-type="float">
            <text:p>0.573351</text:p>
          </table:table-cell>
          <table:table-cell office:value-type="float" office:value="0.570845" calcext:value-type="float">
            <text:p>0.570845</text:p>
          </table:table-cell>
          <table:table-cell office:value-type="float" office:value="0.488493" calcext:value-type="float">
            <text:p>0.488493</text:p>
          </table:table-cell>
          <table:table-cell office:value-type="float" office:value="0.560341" calcext:value-type="float">
            <text:p>0.560341</text:p>
          </table:table-cell>
          <table:table-cell office:value-type="float" office:value="0.56382" calcext:value-type="float">
            <text:p>0.56382</text:p>
          </table:table-cell>
          <table:table-cell office:value-type="float" office:value="0.682087" calcext:value-type="float">
            <text:p>0.682087</text:p>
          </table:table-cell>
          <table:table-cell office:value-type="float" office:value="0.612456" calcext:value-type="float">
            <text:p>0.612456</text:p>
          </table:table-cell>
          <table:table-cell office:value-type="float" office:value="0.783863" calcext:value-type="float">
            <text:p>0.783863</text:p>
          </table:table-cell>
          <table:table-cell office:value-type="float" office:value="0.465142" calcext:value-type="float">
            <text:p>0.465142</text:p>
          </table:table-cell>
          <table:table-cell office:value-type="float" office:value="0.701661" calcext:value-type="float">
            <text:p>0.701661</text:p>
          </table:table-cell>
          <table:table-cell office:value-type="float" office:value="0.408702" calcext:value-type="float">
            <text:p>0.408702</text:p>
          </table:table-cell>
          <table:table-cell office:value-type="float" office:value="0.527338" calcext:value-type="float">
            <text:p>0.527338</text:p>
          </table:table-cell>
          <table:table-cell office:value-type="float" office:value="0.334942" calcext:value-type="float">
            <text:p>0.334942</text:p>
          </table:table-cell>
          <table:table-cell office:value-type="float" office:value="0.358826" calcext:value-type="float">
            <text:p>0.358826</text:p>
          </table:table-cell>
          <table:table-cell office:value-type="float" office:value="0.410639" calcext:value-type="float">
            <text:p>0.410639</text:p>
          </table:table-cell>
          <table:table-cell office:value-type="float" office:value="0.526476" calcext:value-type="float">
            <text:p>0.526476</text:p>
          </table:table-cell>
          <table:table-cell office:value-type="float" office:value="0.432234" calcext:value-type="float">
            <text:p>0.432234</text:p>
          </table:table-cell>
          <table:table-cell office:value-type="float" office:value="0.500179" calcext:value-type="float">
            <text:p>0.500179</text:p>
          </table:table-cell>
          <table:table-cell office:value-type="float" office:value="0.459568" calcext:value-type="float">
            <text:p>0.459568</text:p>
          </table:table-cell>
          <table:table-cell office:value-type="float" office:value="0.828503" calcext:value-type="float">
            <text:p>0.828503</text:p>
          </table:table-cell>
          <table:table-cell office:value-type="float" office:value="0.776359" calcext:value-type="float">
            <text:p>0.776359</text:p>
          </table:table-cell>
          <table:table-cell office:value-type="float" office:value="0.833591" calcext:value-type="float">
            <text:p>0.833591</text:p>
          </table:table-cell>
          <table:table-cell office:value-type="float" office:value="0.701733" calcext:value-type="float">
            <text:p>0.701733</text:p>
          </table:table-cell>
          <table:table-cell office:value-type="float" office:value="0.560933" calcext:value-type="float">
            <text:p>0.560933</text:p>
          </table:table-cell>
          <table:table-cell office:value-type="float" office:value="0.465073" calcext:value-type="float">
            <text:p>0.465073</text:p>
          </table:table-cell>
          <table:table-cell office:value-type="float" office:value="0.469847" calcext:value-type="float">
            <text:p>0.469847</text:p>
          </table:table-cell>
          <table:table-cell office:value-type="float" office:value="0.568116" calcext:value-type="float">
            <text:p>0.568116</text:p>
          </table:table-cell>
          <table:table-cell office:value-type="float" office:value="0.529153" calcext:value-type="float">
            <text:p>0.529153</text:p>
          </table:table-cell>
          <table:table-cell office:value-type="float" office:value="0.508865" calcext:value-type="float">
            <text:p>0.508865</text:p>
          </table:table-cell>
          <table:table-cell office:value-type="float" office:value="0.519702" calcext:value-type="float">
            <text:p>0.519702</text:p>
          </table:table-cell>
          <table:table-cell office:value-type="float" office:value="0.710084" calcext:value-type="float">
            <text:p>0.710084</text:p>
          </table:table-cell>
          <table:table-cell office:value-type="float" office:value="0.697449" calcext:value-type="float">
            <text:p>0.697449</text:p>
          </table:table-cell>
          <table:table-cell office:value-type="float" office:value="0.640387" calcext:value-type="float">
            <text:p>0.640387</text:p>
          </table:table-cell>
          <table:table-cell office:value-type="float" office:value="0.781813" calcext:value-type="float">
            <text:p>0.781813</text:p>
          </table:table-cell>
          <table:table-cell office:value-type="float" office:value="0.645932" calcext:value-type="float">
            <text:p>0.645932</text:p>
          </table:table-cell>
          <table:table-cell office:value-type="float" office:value="0.691512" calcext:value-type="float">
            <text:p>0.691512</text:p>
          </table:table-cell>
          <table:table-cell office:value-type="float" office:value="0.631433" calcext:value-type="float">
            <text:p>0.631433</text:p>
          </table:table-cell>
          <table:table-cell office:value-type="float" office:value="0.511695" calcext:value-type="float">
            <text:p>0.511695</text:p>
          </table:table-cell>
          <table:table-cell office:value-type="float" office:value="0.625395" calcext:value-type="float">
            <text:p>0.625395</text:p>
          </table:table-cell>
          <table:table-cell office:value-type="float" office:value="0.574862" calcext:value-type="float">
            <text:p>0.574862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391.09mm" svg:height="114.24mm" svg:x="3.64mm" svg:y="310.23mm">
            <loext:p draw:notify-on-update-of-ranges="Sheet2.E56:Sheet2.AU56 Sheet2.E60:Sheet2.AT60 Sheet2.E64:Sheet2.AT64 Sheet2.E68:Sheet2.AT6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2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5" table:number-columns-repeated="3" table:default-cell-style-name="Default"/>
        <table:table-column table:style-name="co21" table:number-columns-repeated="35" table:default-cell-style-name="Default"/>
        <table:table-row table:style-name="ro1">
          <table:table-cell office:value-type="string" calcext:value-type="string">
            <text:p>initialization.B0</text:p>
          </table:table-cell>
          <table:table-cell table:number-columns-repeated="3" office:value-type="string" calcext:value-type="string">
            <text:p>process[Recruitment].b0</text:p>
          </table:table-cell>
          <table:table-cell table:number-columns-repeated="43"/>
        </table:table-row>
        <table:table-row table:style-name="ro1">
          <table:table-cell office:value-type="float" office:value="308952" calcext:value-type="float">
            <text:p>308952</text:p>
          </table:table-cell>
          <table:table-cell office:value-type="float" office:value="216449" calcext:value-type="float">
            <text:p>216449</text:p>
          </table:table-cell>
          <table:table-cell office:value-type="float" office:value="338076" calcext:value-type="float">
            <text:p>338076</text:p>
          </table:table-cell>
          <table:table-cell office:value-type="float" office:value="335843" calcext:value-type="float">
            <text:p>335843</text:p>
          </table:table-cell>
          <table:table-cell table:number-columns-repeated="4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q[tan_sum].q</text:p>
          </table:table-cell>
          <table:table-cell office:value-type="string" calcext:value-type="string">
            <text:p>q[tan_aut].q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table:number-columns-repeated="39"/>
        </table:table-row>
        <table:table-row table:style-name="ro1">
          <table:table-cell office:value-type="float" office:value="0.0912757" calcext:value-type="float">
            <text:p>0.0912757</text:p>
          </table:table-cell>
          <table:table-cell office:value-type="float" office:value="0.126249" calcext:value-type="float">
            <text:p>0.126249</text:p>
          </table:table-cell>
          <table:table-cell table:number-columns-repeated="2" office:value-type="float" office:value="0.0714766" calcext:value-type="float">
            <text:p>0.0714766</text:p>
          </table:table-cell>
          <table:table-cell office:value-type="float" office:value="0.0935751" calcext:value-type="float">
            <text:p>0.0935751</text:p>
          </table:table-cell>
          <table:table-cell office:value-type="float" office:value="0.127479" calcext:value-type="float">
            <text:p>0.127479</text:p>
          </table:table-cell>
          <table:table-cell office:value-type="float" office:value="0.0934009" calcext:value-type="float">
            <text:p>0.0934009</text:p>
          </table:table-cell>
          <table:table-cell office:value-type="float" office:value="0.127366" calcext:value-type="float">
            <text:p>0.127366</text:p>
          </table:table-cell>
          <table:table-cell table:number-columns-repeated="39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natural_mortality.ogive_a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table:number-columns-repeated="31"/>
        </table:table-row>
        <table:table-row table:style-name="ro1">
          <table:table-cell table:style-name="ce1" office:value-type="float" office:value="12.4921" calcext:value-type="float">
            <text:p>12.4921</text:p>
          </table:table-cell>
          <table:table-cell office:value-type="float" office:value="0.132708" calcext:value-type="float">
            <text:p>0.132708</text:p>
          </table:table-cell>
          <table:table-cell office:value-type="float" office:value="0.381916" calcext:value-type="float">
            <text:p>0.381916</text:p>
          </table:table-cell>
          <table:table-cell office:value-type="float" office:value="0.350584" calcext:value-type="float">
            <text:p>0.350584</text:p>
          </table:table-cell>
          <table:table-cell table:style-name="ce1" office:value-type="float" office:value="12.6448" calcext:value-type="float">
            <text:p>12.6448</text:p>
          </table:table-cell>
          <table:table-cell office:value-type="float" office:value="0.11107" calcext:value-type="float">
            <text:p>0.11107</text:p>
          </table:table-cell>
          <table:table-cell office:value-type="float" office:value="0.72736" calcext:value-type="float">
            <text:p>0.72736</text:p>
          </table:table-cell>
          <table:table-cell office:value-type="float" office:value="0.326375" calcext:value-type="float">
            <text:p>0.326375</text:p>
          </table:table-cell>
          <table:table-cell table:style-name="ce1" office:value-type="float" office:value="13.5629" calcext:value-type="float">
            <text:p>13.5629</text:p>
          </table:table-cell>
          <table:table-cell office:value-type="float" office:value="0.133413" calcext:value-type="float">
            <text:p>0.133413</text:p>
          </table:table-cell>
          <table:table-cell office:value-type="float" office:value="0.499476" calcext:value-type="float">
            <text:p>0.499476</text:p>
          </table:table-cell>
          <table:table-cell office:value-type="float" office:value="0.358198" calcext:value-type="float">
            <text:p>0.358198</text:p>
          </table:table-cell>
          <table:table-cell table:style-name="ce1" office:value-type="float" office:value="13.0293" calcext:value-type="float">
            <text:p>13.0293</text:p>
          </table:table-cell>
          <table:table-cell office:value-type="float" office:value="0.14116" calcext:value-type="float">
            <text:p>0.14116</text:p>
          </table:table-cell>
          <table:table-cell office:value-type="float" office:value="0.383294" calcext:value-type="float">
            <text:p>0.383294</text:p>
          </table:table-cell>
          <table:table-cell office:value-type="float" office:value="0.345909" calcext:value-type="float">
            <text:p>0.345909</text:p>
          </table:table-cell>
          <table:table-cell table:number-columns-repeated="3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surveysum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table:number-columns-repeated="35"/>
        </table:table-row>
        <table:table-row table:style-name="ro1">
          <table:table-cell table:style-name="ce1" office:value-type="float" office:value="4.73847" calcext:value-type="float">
            <text:p>4.73847</text:p>
          </table:table-cell>
          <table:table-cell office:value-type="float" office:value="1.74997" calcext:value-type="float">
            <text:p>1.74997</text:p>
          </table:table-cell>
          <table:table-cell office:value-type="float" office:value="0.610009" calcext:value-type="float">
            <text:p>0.610009</text:p>
          </table:table-cell>
          <table:table-cell table:style-name="ce1" office:value-type="float" office:value="4.94552" calcext:value-type="float">
            <text:p>4.94552</text:p>
          </table:table-cell>
          <table:table-cell office:value-type="float" office:value="1.7869" calcext:value-type="float">
            <text:p>1.7869</text:p>
          </table:table-cell>
          <table:table-cell office:value-type="float" office:value="1.23678" calcext:value-type="float">
            <text:p>1.23678</text:p>
          </table:table-cell>
          <table:table-cell table:style-name="ce1" office:value-type="float" office:value="4.75261" calcext:value-type="float">
            <text:p>4.75261</text:p>
          </table:table-cell>
          <table:table-cell office:value-type="float" office:value="2.08941" calcext:value-type="float">
            <text:p>2.08941</text:p>
          </table:table-cell>
          <table:table-cell office:value-type="float" office:value="0.580083" calcext:value-type="float">
            <text:p>0.580083</text:p>
          </table:table-cell>
          <table:table-cell table:style-name="ce1" office:value-type="float" office:value="4.52313" calcext:value-type="float">
            <text:p>4.52313</text:p>
          </table:table-cell>
          <table:table-cell office:value-type="float" office:value="1.98045" calcext:value-type="float">
            <text:p>1.98045</text:p>
          </table:table-cell>
          <table:table-cell office:value-type="float" office:value="0.592088" calcext:value-type="float">
            <text:p>0.592088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surveysum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summerTANSel_f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table:number-columns-repeated="38"/>
        </table:table-row>
        <table:table-row table:style-name="ro1">
          <table:table-cell table:style-name="ce1" office:value-type="float" office:value="5.46022" calcext:value-type="float">
            <text:p>5.46022</text:p>
          </table:table-cell>
          <table:table-cell office:value-type="float" office:value="2.20584" calcext:value-type="float">
            <text:p>2.20584</text:p>
          </table:table-cell>
          <table:table-cell table:style-name="ce1" office:value-type="float" office:value="5.76491" calcext:value-type="float">
            <text:p>5.76491</text:p>
          </table:table-cell>
          <table:table-cell office:value-type="float" office:value="2.51328" calcext:value-type="float">
            <text:p>2.51328</text:p>
          </table:table-cell>
          <table:table-cell office:value-type="float" office:value="2.11496" calcext:value-type="float">
            <text:p>2.11496</text:p>
          </table:table-cell>
          <table:table-cell table:style-name="ce1" office:value-type="float" office:value="5.73305" calcext:value-type="float">
            <text:p>5.73305</text:p>
          </table:table-cell>
          <table:table-cell office:value-type="float" office:value="2.96853" calcext:value-type="float">
            <text:p>2.96853</text:p>
          </table:table-cell>
          <table:table-cell table:style-name="ce1" office:value-type="float" office:value="5.4778" calcext:value-type="float">
            <text:p>5.4778</text:p>
          </table:table-cell>
          <table:table-cell office:value-type="float" office:value="2.95759" calcext:value-type="float">
            <text:p>2.95759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surveyaut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table:number-columns-repeated="35"/>
        </table:table-row>
        <table:table-row table:style-name="ro1">
          <table:table-cell table:style-name="ce1" office:value-type="float" office:value="5.50416" calcext:value-type="float">
            <text:p>5.50416</text:p>
          </table:table-cell>
          <table:table-cell office:value-type="float" office:value="2.31427" calcext:value-type="float">
            <text:p>2.31427</text:p>
          </table:table-cell>
          <table:table-cell office:value-type="float" office:value="0.939225" calcext:value-type="float">
            <text:p>0.939225</text:p>
          </table:table-cell>
          <table:table-cell table:style-name="ce1" office:value-type="float" office:value="5.7352" calcext:value-type="float">
            <text:p>5.7352</text:p>
          </table:table-cell>
          <table:table-cell office:value-type="float" office:value="2.48841" calcext:value-type="float">
            <text:p>2.48841</text:p>
          </table:table-cell>
          <table:table-cell office:value-type="float" office:value="2.56501" calcext:value-type="float">
            <text:p>2.56501</text:p>
          </table:table-cell>
          <table:table-cell table:style-name="ce1" office:value-type="float" office:value="5.69924" calcext:value-type="float">
            <text:p>5.69924</text:p>
          </table:table-cell>
          <table:table-cell office:value-type="float" office:value="2.9732" calcext:value-type="float">
            <text:p>2.9732</text:p>
          </table:table-cell>
          <table:table-cell office:value-type="float" office:value="0.933714" calcext:value-type="float">
            <text:p>0.933714</text:p>
          </table:table-cell>
          <table:table-cell table:style-name="ce1" office:value-type="float" office:value="5.51674" calcext:value-type="float">
            <text:p>5.51674</text:p>
          </table:table-cell>
          <table:table-cell office:value-type="float" office:value="3.10031" calcext:value-type="float">
            <text:p>3.10031</text:p>
          </table:table-cell>
          <table:table-cell office:value-type="float" office:value="0.949264" calcext:value-type="float">
            <text:p>0.949264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surveyaut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autumnTANSel_f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table:number-columns-repeated="38"/>
        </table:table-row>
        <table:table-row table:style-name="ro1">
          <table:table-cell table:style-name="ce1" office:value-type="float" office:value="5.92021" calcext:value-type="float">
            <text:p>5.92021</text:p>
          </table:table-cell>
          <table:table-cell office:value-type="float" office:value="2.77781" calcext:value-type="float">
            <text:p>2.77781</text:p>
          </table:table-cell>
          <table:table-cell table:style-name="ce1" office:value-type="float" office:value="6.23418" calcext:value-type="float">
            <text:p>6.23418</text:p>
          </table:table-cell>
          <table:table-cell office:value-type="float" office:value="3.03137" calcext:value-type="float">
            <text:p>3.03137</text:p>
          </table:table-cell>
          <table:table-cell office:value-type="float" office:value="2.82754" calcext:value-type="float">
            <text:p>2.82754</text:p>
          </table:table-cell>
          <table:table-cell table:style-name="ce1" office:value-type="float" office:value="6.15696" calcext:value-type="float">
            <text:p>6.15696</text:p>
          </table:table-cell>
          <table:table-cell office:value-type="float" office:value="3.57356" calcext:value-type="float">
            <text:p>3.57356</text:p>
          </table:table-cell>
          <table:table-cell table:style-name="ce1" office:value-type="float" office:value="5.91106" calcext:value-type="float">
            <text:p>5.91106</text:p>
          </table:table-cell>
          <table:table-cell office:value-type="float" office:value="3.67144" calcext:value-type="float">
            <text:p>3.67144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trawl_sel].ma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m].alpha</text:p>
          </table:table-cell>
          <table:table-cell table:number-columns-repeated="33"/>
        </table:table-row>
        <table:table-row table:style-name="ro1">
          <table:table-cell table:style-name="ce1" office:value-type="float" office:value="8.36987" calcext:value-type="float">
            <text:p>8.36987</text:p>
          </table:table-cell>
          <table:table-cell office:value-type="float" office:value="1.97182" calcext:value-type="float">
            <text:p>1.97182</text:p>
          </table:table-cell>
          <table:table-cell office:value-type="float" office:value="61.6493" calcext:value-type="float">
            <text:p>61.6493</text:p>
          </table:table-cell>
          <table:table-cell office:value-type="float" office:value="1.04125" calcext:value-type="float">
            <text:p>1.04125</text:p>
          </table:table-cell>
          <table:table-cell table:style-name="ce1" office:value-type="float" office:value="8.19947" calcext:value-type="float">
            <text:p>8.19947</text:p>
          </table:table-cell>
          <table:table-cell office:value-type="float" office:value="1.82762" calcext:value-type="float">
            <text:p>1.82762</text:p>
          </table:table-cell>
          <table:table-cell office:value-type="float" office:value="200" calcext:value-type="float">
            <text:p>200</text:p>
          </table:table-cell>
          <table:table-cell table:style-name="ce1" office:value-type="float" office:value="8.48539" calcext:value-type="float">
            <text:p>8.48539</text:p>
          </table:table-cell>
          <table:table-cell office:value-type="float" office:value="2.01972" calcext:value-type="float">
            <text:p>2.01972</text:p>
          </table:table-cell>
          <table:table-cell office:value-type="float" office:value="70.0718" calcext:value-type="float">
            <text:p>70.0718</text:p>
          </table:table-cell>
          <table:table-cell table:style-name="ce1" office:value-type="float" office:value="8.51712" calcext:value-type="float">
            <text:p>8.51712</text:p>
          </table:table-cell>
          <table:table-cell office:value-type="float" office:value="2.09805" calcext:value-type="float">
            <text:p>2.09805</text:p>
          </table:table-cell>
          <table:table-cell office:value-type="float" office:value="75.924" calcext:value-type="float">
            <text:p>75.924</text:p>
          </table:table-cell>
          <table:table-cell office:value-type="float" office:value="1.04927" calcext:value-type="float">
            <text:p>1.04927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trawl_sel].fe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table:number-columns-repeated="35"/>
        </table:table-row>
        <table:table-row table:style-name="ro1">
          <table:table-cell table:style-name="ce1" office:value-type="float" office:value="8.66384" calcext:value-type="float">
            <text:p>8.66384</text:p>
          </table:table-cell>
          <table:table-cell office:value-type="float" office:value="2.09989" calcext:value-type="float">
            <text:p>2.09989</text:p>
          </table:table-cell>
          <table:table-cell office:value-type="float" office:value="43.3111" calcext:value-type="float">
            <text:p>43.3111</text:p>
          </table:table-cell>
          <table:table-cell table:style-name="ce1" office:value-type="float" office:value="8.64634" calcext:value-type="float">
            <text:p>8.64634</text:p>
          </table:table-cell>
          <table:table-cell office:value-type="float" office:value="2.02529" calcext:value-type="float">
            <text:p>2.02529</text:p>
          </table:table-cell>
          <table:table-cell office:value-type="float" office:value="132.169" calcext:value-type="float">
            <text:p>132.169</text:p>
          </table:table-cell>
          <table:table-cell table:style-name="ce1" office:value-type="float" office:value="8.92979" calcext:value-type="float">
            <text:p>8.92979</text:p>
          </table:table-cell>
          <table:table-cell office:value-type="float" office:value="2.21917" calcext:value-type="float">
            <text:p>2.21917</text:p>
          </table:table-cell>
          <table:table-cell office:value-type="float" office:value="43.0966" calcext:value-type="float">
            <text:p>43.0966</text:p>
          </table:table-cell>
          <table:table-cell table:style-name="ce1" office:value-type="float" office:value="8.76002" calcext:value-type="float">
            <text:p>8.76002</text:p>
          </table:table-cell>
          <table:table-cell office:value-type="float" office:value="2.20409" calcext:value-type="float">
            <text:p>2.20409</text:p>
          </table:table-cell>
          <table:table-cell office:value-type="float" office:value="50.9388" calcext:value-type="float">
            <text:p>50.9388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line_home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table:number-columns-repeated="35"/>
        </table:table-row>
        <table:table-row table:style-name="ro1">
          <table:table-cell table:style-name="ce1" office:value-type="float" office:value="11.4512" calcext:value-type="float">
            <text:p>11.4512</text:p>
          </table:table-cell>
          <table:table-cell office:value-type="float" office:value="8.59023" calcext:value-type="float">
            <text:p>8.59023</text:p>
          </table:table-cell>
          <table:table-cell office:value-type="float" office:value="0.380053" calcext:value-type="float">
            <text:p>0.380053</text:p>
          </table:table-cell>
          <table:table-cell table:style-name="ce1" office:value-type="float" office:value="8.28074" calcext:value-type="float">
            <text:p>8.28074</text:p>
          </table:table-cell>
          <table:table-cell office:value-type="float" office:value="4.15414" calcext:value-type="float">
            <text:p>4.15414</text:p>
          </table:table-cell>
          <table:table-cell office:value-type="float" office:value="0.270478" calcext:value-type="float">
            <text:p>0.270478</text:p>
          </table:table-cell>
          <table:table-cell table:style-name="ce1" office:value-type="float" office:value="10.8925" calcext:value-type="float">
            <text:p>10.8925</text:p>
          </table:table-cell>
          <table:table-cell office:value-type="float" office:value="7.6008" calcext:value-type="float">
            <text:p>7.6008</text:p>
          </table:table-cell>
          <table:table-cell office:value-type="float" office:value="0.351545" calcext:value-type="float">
            <text:p>0.351545</text:p>
          </table:table-cell>
          <table:table-cell table:style-name="ce1" office:value-type="float" office:value="12.8407" calcext:value-type="float">
            <text:p>12.8407</text:p>
          </table:table-cell>
          <table:table-cell office:value-type="float" office:value="9.92109" calcext:value-type="float">
            <text:p>9.92109</text:p>
          </table:table-cell>
          <table:table-cell office:value-type="float" office:value="0.438727" calcext:value-type="float">
            <text:p>0.438727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line_home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HomeFSel_f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table:number-columns-repeated="38"/>
        </table:table-row>
        <table:table-row table:style-name="ro1">
          <table:table-cell table:style-name="ce1" office:value-type="float" office:value="9.61555" calcext:value-type="float">
            <text:p>9.61555</text:p>
          </table:table-cell>
          <table:table-cell office:value-type="float" office:value="3.87496" calcext:value-type="float">
            <text:p>3.87496</text:p>
          </table:table-cell>
          <table:table-cell table:style-name="ce1" office:value-type="float" office:value="9.64538" calcext:value-type="float">
            <text:p>9.64538</text:p>
          </table:table-cell>
          <table:table-cell office:value-type="float" office:value="3.84747" calcext:value-type="float">
            <text:p>3.84747</text:p>
          </table:table-cell>
          <table:table-cell office:value-type="float" office:value="1.08506" calcext:value-type="float">
            <text:p>1.08506</text:p>
          </table:table-cell>
          <table:table-cell table:style-name="ce1" office:value-type="float" office:value="9.62794" calcext:value-type="float">
            <text:p>9.62794</text:p>
          </table:table-cell>
          <table:table-cell office:value-type="float" office:value="3.73341" calcext:value-type="float">
            <text:p>3.73341</text:p>
          </table:table-cell>
          <table:table-cell table:style-name="ce1" office:value-type="float" office:value="9.74549" calcext:value-type="float">
            <text:p>9.74549</text:p>
          </table:table-cell>
          <table:table-cell office:value-type="float" office:value="3.98591" calcext:value-type="float">
            <text:p>3.98591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line_spawn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table:number-columns-repeated="35"/>
        </table:table-row>
        <table:table-row table:style-name="ro1">
          <table:table-cell table:style-name="ce1" office:value-type="float" office:value="18.2998" calcext:value-type="float">
            <text:p>18.2998</text:p>
          </table:table-cell>
          <table:table-cell office:value-type="float" office:value="13.6655" calcext:value-type="float">
            <text:p>13.6655</text:p>
          </table:table-cell>
          <table:table-cell office:value-type="float" office:value="1.86791" calcext:value-type="float">
            <text:p>1.86791</text:p>
          </table:table-cell>
          <table:table-cell table:style-name="ce1" office:value-type="float" office:value="13.6842" calcext:value-type="float">
            <text:p>13.6842</text:p>
          </table:table-cell>
          <table:table-cell office:value-type="float" office:value="9.85611" calcext:value-type="float">
            <text:p>9.85611</text:p>
          </table:table-cell>
          <table:table-cell office:value-type="float" office:value="0.916176" calcext:value-type="float">
            <text:p>0.916176</text:p>
          </table:table-cell>
          <table:table-cell table:style-name="ce1" office:value-type="float" office:value="14.2441" calcext:value-type="float">
            <text:p>14.2441</text:p>
          </table:table-cell>
          <table:table-cell office:value-type="float" office:value="10.0787" calcext:value-type="float">
            <text:p>10.0787</text:p>
          </table:table-cell>
          <table:table-cell office:value-type="float" office:value="1.17063" calcext:value-type="float">
            <text:p>1.17063</text:p>
          </table:table-cell>
          <table:table-cell table:style-name="ce1" office:value-type="float" office:value="19.4262" calcext:value-type="float">
            <text:p>19.4262</text:p>
          </table:table-cell>
          <table:table-cell office:value-type="float" office:value="14.0989" calcext:value-type="float">
            <text:p>14.0989</text:p>
          </table:table-cell>
          <table:table-cell office:value-type="float" office:value="2.12933" calcext:value-type="float">
            <text:p>2.12933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line_spawn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selectivity[lineSpawnFSel_f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table:number-columns-repeated="38"/>
        </table:table-row>
        <table:table-row table:style-name="ro1">
          <table:table-cell table:style-name="ce1" office:value-type="float" office:value="9.74583" calcext:value-type="float">
            <text:p>9.74583</text:p>
          </table:table-cell>
          <table:table-cell office:value-type="float" office:value="3.00787" calcext:value-type="float">
            <text:p>3.00787</text:p>
          </table:table-cell>
          <table:table-cell table:style-name="ce1" office:value-type="float" office:value="9.81361" calcext:value-type="float">
            <text:p>9.81361</text:p>
          </table:table-cell>
          <table:table-cell office:value-type="float" office:value="3.15884" calcext:value-type="float">
            <text:p>3.15884</text:p>
          </table:table-cell>
          <table:table-cell office:value-type="float" office:value="0.850183" calcext:value-type="float">
            <text:p>0.850183</text:p>
          </table:table-cell>
          <table:table-cell table:style-name="ce1" office:value-type="float" office:value="9.85883" calcext:value-type="float">
            <text:p>9.85883</text:p>
          </table:table-cell>
          <table:table-cell office:value-type="float" office:value="3.04211" calcext:value-type="float">
            <text:p>3.04211</text:p>
          </table:table-cell>
          <table:table-cell table:style-name="ce1" office:value-type="float" office:value="9.8277" calcext:value-type="float">
            <text:p>9.8277</text:p>
          </table:table-cell>
          <table:table-cell office:value-type="float" office:value="3.09959" calcext:value-type="float">
            <text:p>3.09959</text:p>
          </table:table-cell>
          <table:table-cell table:number-columns-repeated="38"/>
        </table:table-row>
        <table:table-row table:style-name="ro1" table:number-rows-repeated="4">
          <table:table-cell table:number-columns-repeated="47"/>
        </table:table-row>
        <table:table-row table:style-name="ro1">
          <table:table-cell office:value-type="string" calcext:value-type="string">
            <text:p>recruitment.YCS</text:p>
          </table:table-cell>
          <table:table-cell office:value-type="float" office:value="47" calcext:value-type="float">
            <text:p>47</text:p>
          </table:table-cell>
          <table:table-cell table:number-columns-repeated="4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.484967" calcext:value-type="float">
            <text:p>0.484967</text:p>
          </table:table-cell>
          <table:table-cell office:value-type="float" office:value="0.458269" calcext:value-type="float">
            <text:p>0.458269</text:p>
          </table:table-cell>
          <table:table-cell office:value-type="float" office:value="0.568564" calcext:value-type="float">
            <text:p>0.568564</text:p>
          </table:table-cell>
          <table:table-cell office:value-type="float" office:value="0.566724" calcext:value-type="float">
            <text:p>0.566724</text:p>
          </table:table-cell>
          <table:table-cell office:value-type="float" office:value="0.48607" calcext:value-type="float">
            <text:p>0.48607</text:p>
          </table:table-cell>
          <table:table-cell office:value-type="float" office:value="0.555029" calcext:value-type="float">
            <text:p>0.555029</text:p>
          </table:table-cell>
          <table:table-cell office:value-type="float" office:value="0.563249" calcext:value-type="float">
            <text:p>0.563249</text:p>
          </table:table-cell>
          <table:table-cell office:value-type="float" office:value="0.68756" calcext:value-type="float">
            <text:p>0.68756</text:p>
          </table:table-cell>
          <table:table-cell office:value-type="float" office:value="0.620294" calcext:value-type="float">
            <text:p>0.620294</text:p>
          </table:table-cell>
          <table:table-cell office:value-type="float" office:value="0.790573" calcext:value-type="float">
            <text:p>0.790573</text:p>
          </table:table-cell>
          <table:table-cell office:value-type="float" office:value="0.464282" calcext:value-type="float">
            <text:p>0.464282</text:p>
          </table:table-cell>
          <table:table-cell office:value-type="float" office:value="0.700754" calcext:value-type="float">
            <text:p>0.700754</text:p>
          </table:table-cell>
          <table:table-cell office:value-type="float" office:value="0.410098" calcext:value-type="float">
            <text:p>0.410098</text:p>
          </table:table-cell>
          <table:table-cell office:value-type="float" office:value="0.515013" calcext:value-type="float">
            <text:p>0.515013</text:p>
          </table:table-cell>
          <table:table-cell office:value-type="float" office:value="0.341646" calcext:value-type="float">
            <text:p>0.341646</text:p>
          </table:table-cell>
          <table:table-cell office:value-type="float" office:value="0.348292" calcext:value-type="float">
            <text:p>0.348292</text:p>
          </table:table-cell>
          <table:table-cell office:value-type="float" office:value="0.436074" calcext:value-type="float">
            <text:p>0.436074</text:p>
          </table:table-cell>
          <table:table-cell office:value-type="float" office:value="0.480578" calcext:value-type="float">
            <text:p>0.480578</text:p>
          </table:table-cell>
          <table:table-cell office:value-type="float" office:value="0.452156" calcext:value-type="float">
            <text:p>0.452156</text:p>
          </table:table-cell>
          <table:table-cell office:value-type="float" office:value="0.491685" calcext:value-type="float">
            <text:p>0.491685</text:p>
          </table:table-cell>
          <table:table-cell office:value-type="float" office:value="0.469096" calcext:value-type="float">
            <text:p>0.469096</text:p>
          </table:table-cell>
          <table:table-cell office:value-type="float" office:value="0.799273" calcext:value-type="float">
            <text:p>0.799273</text:p>
          </table:table-cell>
          <table:table-cell office:value-type="float" office:value="0.790122" calcext:value-type="float">
            <text:p>0.790122</text:p>
          </table:table-cell>
          <table:table-cell office:value-type="float" office:value="0.826058" calcext:value-type="float">
            <text:p>0.826058</text:p>
          </table:table-cell>
          <table:table-cell office:value-type="float" office:value="0.707563" calcext:value-type="float">
            <text:p>0.707563</text:p>
          </table:table-cell>
          <table:table-cell office:value-type="float" office:value="0.551696" calcext:value-type="float">
            <text:p>0.551696</text:p>
          </table:table-cell>
          <table:table-cell office:value-type="float" office:value="0.475197" calcext:value-type="float">
            <text:p>0.475197</text:p>
          </table:table-cell>
          <table:table-cell office:value-type="float" office:value="0.461702" calcext:value-type="float">
            <text:p>0.461702</text:p>
          </table:table-cell>
          <table:table-cell office:value-type="float" office:value="0.554964" calcext:value-type="float">
            <text:p>0.554964</text:p>
          </table:table-cell>
          <table:table-cell office:value-type="float" office:value="0.546659" calcext:value-type="float">
            <text:p>0.546659</text:p>
          </table:table-cell>
          <table:table-cell office:value-type="float" office:value="0.483233" calcext:value-type="float">
            <text:p>0.483233</text:p>
          </table:table-cell>
          <table:table-cell office:value-type="float" office:value="0.55016" calcext:value-type="float">
            <text:p>0.55016</text:p>
          </table:table-cell>
          <table:table-cell office:value-type="float" office:value="0.615273" calcext:value-type="float">
            <text:p>0.615273</text:p>
          </table:table-cell>
          <table:table-cell office:value-type="float" office:value="0.775727" calcext:value-type="float">
            <text:p>0.775727</text:p>
          </table:table-cell>
          <table:table-cell office:value-type="float" office:value="0.631092" calcext:value-type="float">
            <text:p>0.631092</text:p>
          </table:table-cell>
          <table:table-cell office:value-type="float" office:value="0.775523" calcext:value-type="float">
            <text:p>0.775523</text:p>
          </table:table-cell>
          <table:table-cell office:value-type="float" office:value="0.642922" calcext:value-type="float">
            <text:p>0.642922</text:p>
          </table:table-cell>
          <table:table-cell office:value-type="float" office:value="0.706658" calcext:value-type="float">
            <text:p>0.706658</text:p>
          </table:table-cell>
          <table:table-cell office:value-type="float" office:value="0.654255" calcext:value-type="float">
            <text:p>0.654255</text:p>
          </table:table-cell>
          <table:table-cell office:value-type="float" office:value="0.509987" calcext:value-type="float">
            <text:p>0.509987</text:p>
          </table:table-cell>
          <table:table-cell office:value-type="float" office:value="0.586193" calcext:value-type="float">
            <text:p>0.586193</text:p>
          </table:table-cell>
          <table:table-cell office:value-type="float" office:value="0.603475" calcext:value-type="float">
            <text:p>0.603475</text:p>
          </table:table-cell>
          <table:table-cell office:value-type="float" office:value="0.576814" calcext:value-type="float">
            <text:p>0.576814</text:p>
          </table:table-cell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361629" calcext:value-type="float">
            <text:p>0.361629</text:p>
          </table:table-cell>
          <table:table-cell office:value-type="float" office:value="0.444464" calcext:value-type="float">
            <text:p>0.444464</text:p>
          </table:table-cell>
          <table:table-cell office:value-type="float" office:value="0.547748" calcext:value-type="float">
            <text:p>0.547748</text:p>
          </table:table-cell>
          <table:table-cell office:value-type="float" office:value="0.503813" calcext:value-type="float">
            <text:p>0.503813</text:p>
          </table:table-cell>
          <table:table-cell office:value-type="float" office:value="0.470263" calcext:value-type="float">
            <text:p>0.470263</text:p>
          </table:table-cell>
          <table:table-cell office:value-type="float" office:value="0.572418" calcext:value-type="float">
            <text:p>0.572418</text:p>
          </table:table-cell>
          <table:table-cell office:value-type="float" office:value="0.576842" calcext:value-type="float">
            <text:p>0.576842</text:p>
          </table:table-cell>
          <table:table-cell office:value-type="float" office:value="0.686517" calcext:value-type="float">
            <text:p>0.686517</text:p>
          </table:table-cell>
          <table:table-cell office:value-type="float" office:value="0.655468" calcext:value-type="float">
            <text:p>0.655468</text:p>
          </table:table-cell>
          <table:table-cell office:value-type="float" office:value="0.716999" calcext:value-type="float">
            <text:p>0.716999</text:p>
          </table:table-cell>
          <table:table-cell office:value-type="float" office:value="0.587154" calcext:value-type="float">
            <text:p>0.587154</text:p>
          </table:table-cell>
          <table:table-cell office:value-type="float" office:value="0.640863" calcext:value-type="float">
            <text:p>0.640863</text:p>
          </table:table-cell>
          <table:table-cell office:value-type="float" office:value="0.482025" calcext:value-type="float">
            <text:p>0.482025</text:p>
          </table:table-cell>
          <table:table-cell office:value-type="float" office:value="0.484209" calcext:value-type="float">
            <text:p>0.484209</text:p>
          </table:table-cell>
          <table:table-cell office:value-type="float" office:value="0.413267" calcext:value-type="float">
            <text:p>0.413267</text:p>
          </table:table-cell>
          <table:table-cell office:value-type="float" office:value="0.370461" calcext:value-type="float">
            <text:p>0.370461</text:p>
          </table:table-cell>
          <table:table-cell office:value-type="float" office:value="0.442197" calcext:value-type="float">
            <text:p>0.442197</text:p>
          </table:table-cell>
          <table:table-cell office:value-type="float" office:value="0.483856" calcext:value-type="float">
            <text:p>0.483856</text:p>
          </table:table-cell>
          <table:table-cell office:value-type="float" office:value="0.481664" calcext:value-type="float">
            <text:p>0.481664</text:p>
          </table:table-cell>
          <table:table-cell office:value-type="float" office:value="0.493909" calcext:value-type="float">
            <text:p>0.493909</text:p>
          </table:table-cell>
          <table:table-cell office:value-type="float" office:value="0.550817" calcext:value-type="float">
            <text:p>0.550817</text:p>
          </table:table-cell>
          <table:table-cell office:value-type="float" office:value="0.749777" calcext:value-type="float">
            <text:p>0.749777</text:p>
          </table:table-cell>
          <table:table-cell office:value-type="float" office:value="0.77986" calcext:value-type="float">
            <text:p>0.77986</text:p>
          </table:table-cell>
          <table:table-cell office:value-type="float" office:value="0.794037" calcext:value-type="float">
            <text:p>0.794037</text:p>
          </table:table-cell>
          <table:table-cell office:value-type="float" office:value="0.724131" calcext:value-type="float">
            <text:p>0.724131</text:p>
          </table:table-cell>
          <table:table-cell office:value-type="float" office:value="0.579076" calcext:value-type="float">
            <text:p>0.579076</text:p>
          </table:table-cell>
          <table:table-cell office:value-type="float" office:value="0.481079" calcext:value-type="float">
            <text:p>0.481079</text:p>
          </table:table-cell>
          <table:table-cell office:value-type="float" office:value="0.495108" calcext:value-type="float">
            <text:p>0.495108</text:p>
          </table:table-cell>
          <table:table-cell office:value-type="float" office:value="0.529032" calcext:value-type="float">
            <text:p>0.529032</text:p>
          </table:table-cell>
          <table:table-cell office:value-type="float" office:value="0.535074" calcext:value-type="float">
            <text:p>0.535074</text:p>
          </table:table-cell>
          <table:table-cell office:value-type="float" office:value="0.508693" calcext:value-type="float">
            <text:p>0.508693</text:p>
          </table:table-cell>
          <table:table-cell office:value-type="float" office:value="0.547175" calcext:value-type="float">
            <text:p>0.547175</text:p>
          </table:table-cell>
          <table:table-cell office:value-type="float" office:value="0.633459" calcext:value-type="float">
            <text:p>0.633459</text:p>
          </table:table-cell>
          <table:table-cell office:value-type="float" office:value="0.677321" calcext:value-type="float">
            <text:p>0.677321</text:p>
          </table:table-cell>
          <table:table-cell office:value-type="float" office:value="0.675185" calcext:value-type="float">
            <text:p>0.675185</text:p>
          </table:table-cell>
          <table:table-cell office:value-type="float" office:value="0.720657" calcext:value-type="float">
            <text:p>0.720657</text:p>
          </table:table-cell>
          <table:table-cell office:value-type="float" office:value="0.633964" calcext:value-type="float">
            <text:p>0.633964</text:p>
          </table:table-cell>
          <table:table-cell office:value-type="float" office:value="0.669177" calcext:value-type="float">
            <text:p>0.669177</text:p>
          </table:table-cell>
          <table:table-cell office:value-type="float" office:value="0.642403" calcext:value-type="float">
            <text:p>0.642403</text:p>
          </table:table-cell>
          <table:table-cell office:value-type="float" office:value="0.561917" calcext:value-type="float">
            <text:p>0.561917</text:p>
          </table:table-cell>
          <table:table-cell office:value-type="float" office:value="0.577883" calcext:value-type="float">
            <text:p>0.577883</text:p>
          </table:table-cell>
          <table:table-cell office:value-type="float" office:value="0.553428" calcext:value-type="float">
            <text:p>0.553428</text:p>
          </table:table-cell>
          <table:table-cell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75615" calcext:value-type="float">
            <text:p>0.475615</text:p>
          </table:table-cell>
          <table:table-cell office:value-type="float" office:value="0.451743" calcext:value-type="float">
            <text:p>0.451743</text:p>
          </table:table-cell>
          <table:table-cell office:value-type="float" office:value="0.560235" calcext:value-type="float">
            <text:p>0.560235</text:p>
          </table:table-cell>
          <table:table-cell office:value-type="float" office:value="0.582575" calcext:value-type="float">
            <text:p>0.582575</text:p>
          </table:table-cell>
          <table:table-cell office:value-type="float" office:value="0.48645" calcext:value-type="float">
            <text:p>0.48645</text:p>
          </table:table-cell>
          <table:table-cell office:value-type="float" office:value="0.577477" calcext:value-type="float">
            <text:p>0.577477</text:p>
          </table:table-cell>
          <table:table-cell office:value-type="float" office:value="0.580733" calcext:value-type="float">
            <text:p>0.580733</text:p>
          </table:table-cell>
          <table:table-cell office:value-type="float" office:value="0.706739" calcext:value-type="float">
            <text:p>0.706739</text:p>
          </table:table-cell>
          <table:table-cell office:value-type="float" office:value="0.634913" calcext:value-type="float">
            <text:p>0.634913</text:p>
          </table:table-cell>
          <table:table-cell office:value-type="float" office:value="0.799504" calcext:value-type="float">
            <text:p>0.799504</text:p>
          </table:table-cell>
          <table:table-cell office:value-type="float" office:value="0.464773" calcext:value-type="float">
            <text:p>0.464773</text:p>
          </table:table-cell>
          <table:table-cell office:value-type="float" office:value="0.709633" calcext:value-type="float">
            <text:p>0.709633</text:p>
          </table:table-cell>
          <table:table-cell office:value-type="float" office:value="0.409308" calcext:value-type="float">
            <text:p>0.409308</text:p>
          </table:table-cell>
          <table:table-cell office:value-type="float" office:value="0.526196" calcext:value-type="float">
            <text:p>0.526196</text:p>
          </table:table-cell>
          <table:table-cell office:value-type="float" office:value="0.334094" calcext:value-type="float">
            <text:p>0.334094</text:p>
          </table:table-cell>
          <table:table-cell office:value-type="float" office:value="0.359443" calcext:value-type="float">
            <text:p>0.359443</text:p>
          </table:table-cell>
          <table:table-cell office:value-type="float" office:value="0.409767" calcext:value-type="float">
            <text:p>0.409767</text:p>
          </table:table-cell>
          <table:table-cell office:value-type="float" office:value="0.523349" calcext:value-type="float">
            <text:p>0.523349</text:p>
          </table:table-cell>
          <table:table-cell office:value-type="float" office:value="0.433514" calcext:value-type="float">
            <text:p>0.433514</text:p>
          </table:table-cell>
          <table:table-cell office:value-type="float" office:value="0.501544" calcext:value-type="float">
            <text:p>0.501544</text:p>
          </table:table-cell>
          <table:table-cell office:value-type="float" office:value="0.460101" calcext:value-type="float">
            <text:p>0.460101</text:p>
          </table:table-cell>
          <table:table-cell office:value-type="float" office:value="0.833649" calcext:value-type="float">
            <text:p>0.833649</text:p>
          </table:table-cell>
          <table:table-cell office:value-type="float" office:value="0.778387" calcext:value-type="float">
            <text:p>0.778387</text:p>
          </table:table-cell>
          <table:table-cell office:value-type="float" office:value="0.837449" calcext:value-type="float">
            <text:p>0.837449</text:p>
          </table:table-cell>
          <table:table-cell office:value-type="float" office:value="0.705512" calcext:value-type="float">
            <text:p>0.705512</text:p>
          </table:table-cell>
          <table:table-cell office:value-type="float" office:value="0.563955" calcext:value-type="float">
            <text:p>0.563955</text:p>
          </table:table-cell>
          <table:table-cell office:value-type="float" office:value="0.465006" calcext:value-type="float">
            <text:p>0.465006</text:p>
          </table:table-cell>
          <table:table-cell office:value-type="float" office:value="0.470806" calcext:value-type="float">
            <text:p>0.470806</text:p>
          </table:table-cell>
          <table:table-cell office:value-type="float" office:value="0.566738" calcext:value-type="float">
            <text:p>0.566738</text:p>
          </table:table-cell>
          <table:table-cell office:value-type="float" office:value="0.52866" calcext:value-type="float">
            <text:p>0.52866</text:p>
          </table:table-cell>
          <table:table-cell office:value-type="float" office:value="0.506696" calcext:value-type="float">
            <text:p>0.506696</text:p>
          </table:table-cell>
          <table:table-cell office:value-type="float" office:value="0.521256" calcext:value-type="float">
            <text:p>0.521256</text:p>
          </table:table-cell>
          <table:table-cell office:value-type="float" office:value="0.707089" calcext:value-type="float">
            <text:p>0.707089</text:p>
          </table:table-cell>
          <table:table-cell office:value-type="float" office:value="0.696003" calcext:value-type="float">
            <text:p>0.696003</text:p>
          </table:table-cell>
          <table:table-cell office:value-type="float" office:value="0.637489" calcext:value-type="float">
            <text:p>0.637489</text:p>
          </table:table-cell>
          <table:table-cell office:value-type="float" office:value="0.77814" calcext:value-type="float">
            <text:p>0.77814</text:p>
          </table:table-cell>
          <table:table-cell office:value-type="float" office:value="0.637348" calcext:value-type="float">
            <text:p>0.637348</text:p>
          </table:table-cell>
          <table:table-cell office:value-type="float" office:value="0.683518" calcext:value-type="float">
            <text:p>0.683518</text:p>
          </table:table-cell>
          <table:table-cell office:value-type="float" office:value="0.631668" calcext:value-type="float">
            <text:p>0.631668</text:p>
          </table:table-cell>
          <table:table-cell office:value-type="float" office:value="0.516853" calcext:value-type="float">
            <text:p>0.516853</text:p>
          </table:table-cell>
          <table:table-cell office:value-type="float" office:value="0.624348" calcext:value-type="float">
            <text:p>0.624348</text:p>
          </table:table-cell>
          <table:table-cell office:value-type="float" office:value="0.57349" calcext:value-type="float">
            <text:p>0.57349</text:p>
          </table:table-cell>
          <table:table-cell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88553" calcext:value-type="float">
            <text:p>0.488553</text:p>
          </table:table-cell>
          <table:table-cell office:value-type="float" office:value="0.460583" calcext:value-type="float">
            <text:p>0.460583</text:p>
          </table:table-cell>
          <table:table-cell office:value-type="float" office:value="0.573351" calcext:value-type="float">
            <text:p>0.573351</text:p>
          </table:table-cell>
          <table:table-cell office:value-type="float" office:value="0.570845" calcext:value-type="float">
            <text:p>0.570845</text:p>
          </table:table-cell>
          <table:table-cell office:value-type="float" office:value="0.488493" calcext:value-type="float">
            <text:p>0.488493</text:p>
          </table:table-cell>
          <table:table-cell office:value-type="float" office:value="0.560341" calcext:value-type="float">
            <text:p>0.560341</text:p>
          </table:table-cell>
          <table:table-cell office:value-type="float" office:value="0.56382" calcext:value-type="float">
            <text:p>0.56382</text:p>
          </table:table-cell>
          <table:table-cell office:value-type="float" office:value="0.682087" calcext:value-type="float">
            <text:p>0.682087</text:p>
          </table:table-cell>
          <table:table-cell office:value-type="float" office:value="0.612456" calcext:value-type="float">
            <text:p>0.612456</text:p>
          </table:table-cell>
          <table:table-cell office:value-type="float" office:value="0.783863" calcext:value-type="float">
            <text:p>0.783863</text:p>
          </table:table-cell>
          <table:table-cell office:value-type="float" office:value="0.465142" calcext:value-type="float">
            <text:p>0.465142</text:p>
          </table:table-cell>
          <table:table-cell office:value-type="float" office:value="0.701661" calcext:value-type="float">
            <text:p>0.701661</text:p>
          </table:table-cell>
          <table:table-cell office:value-type="float" office:value="0.408702" calcext:value-type="float">
            <text:p>0.408702</text:p>
          </table:table-cell>
          <table:table-cell office:value-type="float" office:value="0.527338" calcext:value-type="float">
            <text:p>0.527338</text:p>
          </table:table-cell>
          <table:table-cell office:value-type="float" office:value="0.334942" calcext:value-type="float">
            <text:p>0.334942</text:p>
          </table:table-cell>
          <table:table-cell office:value-type="float" office:value="0.358826" calcext:value-type="float">
            <text:p>0.358826</text:p>
          </table:table-cell>
          <table:table-cell office:value-type="float" office:value="0.410639" calcext:value-type="float">
            <text:p>0.410639</text:p>
          </table:table-cell>
          <table:table-cell office:value-type="float" office:value="0.526476" calcext:value-type="float">
            <text:p>0.526476</text:p>
          </table:table-cell>
          <table:table-cell office:value-type="float" office:value="0.432234" calcext:value-type="float">
            <text:p>0.432234</text:p>
          </table:table-cell>
          <table:table-cell office:value-type="float" office:value="0.500179" calcext:value-type="float">
            <text:p>0.500179</text:p>
          </table:table-cell>
          <table:table-cell office:value-type="float" office:value="0.459568" calcext:value-type="float">
            <text:p>0.459568</text:p>
          </table:table-cell>
          <table:table-cell office:value-type="float" office:value="0.828503" calcext:value-type="float">
            <text:p>0.828503</text:p>
          </table:table-cell>
          <table:table-cell office:value-type="float" office:value="0.776359" calcext:value-type="float">
            <text:p>0.776359</text:p>
          </table:table-cell>
          <table:table-cell office:value-type="float" office:value="0.833591" calcext:value-type="float">
            <text:p>0.833591</text:p>
          </table:table-cell>
          <table:table-cell office:value-type="float" office:value="0.701733" calcext:value-type="float">
            <text:p>0.701733</text:p>
          </table:table-cell>
          <table:table-cell office:value-type="float" office:value="0.560933" calcext:value-type="float">
            <text:p>0.560933</text:p>
          </table:table-cell>
          <table:table-cell office:value-type="float" office:value="0.465073" calcext:value-type="float">
            <text:p>0.465073</text:p>
          </table:table-cell>
          <table:table-cell office:value-type="float" office:value="0.469847" calcext:value-type="float">
            <text:p>0.469847</text:p>
          </table:table-cell>
          <table:table-cell office:value-type="float" office:value="0.568116" calcext:value-type="float">
            <text:p>0.568116</text:p>
          </table:table-cell>
          <table:table-cell office:value-type="float" office:value="0.529153" calcext:value-type="float">
            <text:p>0.529153</text:p>
          </table:table-cell>
          <table:table-cell office:value-type="float" office:value="0.508865" calcext:value-type="float">
            <text:p>0.508865</text:p>
          </table:table-cell>
          <table:table-cell office:value-type="float" office:value="0.519702" calcext:value-type="float">
            <text:p>0.519702</text:p>
          </table:table-cell>
          <table:table-cell office:value-type="float" office:value="0.710084" calcext:value-type="float">
            <text:p>0.710084</text:p>
          </table:table-cell>
          <table:table-cell office:value-type="float" office:value="0.697449" calcext:value-type="float">
            <text:p>0.697449</text:p>
          </table:table-cell>
          <table:table-cell office:value-type="float" office:value="0.640387" calcext:value-type="float">
            <text:p>0.640387</text:p>
          </table:table-cell>
          <table:table-cell office:value-type="float" office:value="0.781813" calcext:value-type="float">
            <text:p>0.781813</text:p>
          </table:table-cell>
          <table:table-cell office:value-type="float" office:value="0.645932" calcext:value-type="float">
            <text:p>0.645932</text:p>
          </table:table-cell>
          <table:table-cell office:value-type="float" office:value="0.691512" calcext:value-type="float">
            <text:p>0.691512</text:p>
          </table:table-cell>
          <table:table-cell office:value-type="float" office:value="0.631433" calcext:value-type="float">
            <text:p>0.631433</text:p>
          </table:table-cell>
          <table:table-cell office:value-type="float" office:value="0.511695" calcext:value-type="float">
            <text:p>0.511695</text:p>
          </table:table-cell>
          <table:table-cell office:value-type="float" office:value="0.625395" calcext:value-type="float">
            <text:p>0.625395</text:p>
          </table:table-cell>
          <table:table-cell office:value-type="float" office:value="0.574862" calcext:value-type="float">
            <text:p>0.5748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00/00/0000</text:date>, <text:time style:data-style-name="N2" text:time-value="16:52:12.068217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6:11:38.011627196</meta:creation-date>
    <dc:date>2019-09-23T17:03:07.425008120</dc:date>
    <meta:editing-duration>PT15M12S</meta:editing-duration>
    <meta:editing-cycles>13</meta:editing-cycles>
    <meta:generator>LibreOffice/5.3.6.1$Linux_X86_64 LibreOffice_project/30$Build-1</meta:generator>
    <meta:document-statistic meta:table-count="2" meta:cell-count="11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3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9.11cm" svg:height="11.425cm" xlink:href=".." xlink:type="simple" chart:class="chart:line" chart:style-name="ch1">
        <chart:legend chart:legend-position="end" svg:x="36.628cm" svg:y="4.772cm" style:legend-expansion="high" chart:style-name="ch2"/>
        <chart:plot-area chart:style-name="ch3" table:cell-range-address="Sheet2.E56:Sheet2.AU56 Sheet2.E60:Sheet2.AT60 Sheet2.E64:Sheet2.AT64 Sheet2.E68:Sheet2.AT68" svg:x="0.782cm" svg:y="0.228cm" svg:width="35.064cm" svg:height="10.969cm">
          <chartooo:coordinate-region svg:x="1.694cm" svg:y="0.401cm" svg:width="33.965cm" svg:height="10.2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56:Sheet2.AU56" chart:class="chart:line">
            <chart:data-point chart:repeated="43"/>
          </chart:series>
          <chart:series chart:style-name="ch8" chart:values-cell-range-address="Sheet2.E60:Sheet2.AT60" chart:class="chart:line">
            <chart:data-point chart:repeated="42"/>
          </chart:series>
          <chart:series chart:style-name="ch9" chart:values-cell-range-address="Sheet2.E64:Sheet2.AT64" chart:class="chart:line">
            <chart:data-point chart:repeated="42"/>
          </chart:series>
          <chart:series chart:style-name="ch10" chart:values-cell-range-address="Sheet2.E68:Sheet2.AT68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</table:table-row>
          </table:table-header-rows>
          <table:table-rows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0.484967">
                <text:p>0.484967</text:p>
                <draw:g>
                  <svg:desc>Sheet2.E56:Sheet2.AU56</svg:desc>
                </draw:g>
              </table:table-cell>
              <table:table-cell office:value-type="float" office:value="0.458269">
                <text:p>0.458269</text:p>
              </table:table-cell>
              <table:table-cell office:value-type="float" office:value="0.568564">
                <text:p>0.568564</text:p>
              </table:table-cell>
              <table:table-cell office:value-type="float" office:value="0.566724">
                <text:p>0.566724</text:p>
              </table:table-cell>
              <table:table-cell office:value-type="float" office:value="0.48607">
                <text:p>0.48607</text:p>
              </table:table-cell>
              <table:table-cell office:value-type="float" office:value="0.555029">
                <text:p>0.555029</text:p>
              </table:table-cell>
              <table:table-cell office:value-type="float" office:value="0.563249">
                <text:p>0.563249</text:p>
              </table:table-cell>
              <table:table-cell office:value-type="float" office:value="0.68756">
                <text:p>0.68756</text:p>
              </table:table-cell>
              <table:table-cell office:value-type="float" office:value="0.620294">
                <text:p>0.620294</text:p>
              </table:table-cell>
              <table:table-cell office:value-type="float" office:value="0.790573">
                <text:p>0.790573</text:p>
              </table:table-cell>
              <table:table-cell office:value-type="float" office:value="0.464282">
                <text:p>0.464282</text:p>
              </table:table-cell>
              <table:table-cell office:value-type="float" office:value="0.700754">
                <text:p>0.700754</text:p>
              </table:table-cell>
              <table:table-cell office:value-type="float" office:value="0.410098">
                <text:p>0.410098</text:p>
              </table:table-cell>
              <table:table-cell office:value-type="float" office:value="0.515013">
                <text:p>0.515013</text:p>
              </table:table-cell>
              <table:table-cell office:value-type="float" office:value="0.341646">
                <text:p>0.341646</text:p>
              </table:table-cell>
              <table:table-cell office:value-type="float" office:value="0.348292">
                <text:p>0.348292</text:p>
              </table:table-cell>
              <table:table-cell office:value-type="float" office:value="0.436074">
                <text:p>0.436074</text:p>
              </table:table-cell>
              <table:table-cell office:value-type="float" office:value="0.480578">
                <text:p>0.480578</text:p>
              </table:table-cell>
              <table:table-cell office:value-type="float" office:value="0.452156">
                <text:p>0.452156</text:p>
              </table:table-cell>
              <table:table-cell office:value-type="float" office:value="0.491685">
                <text:p>0.491685</text:p>
              </table:table-cell>
              <table:table-cell office:value-type="float" office:value="0.469096">
                <text:p>0.469096</text:p>
              </table:table-cell>
              <table:table-cell office:value-type="float" office:value="0.799273">
                <text:p>0.799273</text:p>
              </table:table-cell>
              <table:table-cell office:value-type="float" office:value="0.790122">
                <text:p>0.790122</text:p>
              </table:table-cell>
              <table:table-cell office:value-type="float" office:value="0.826058">
                <text:p>0.826058</text:p>
              </table:table-cell>
              <table:table-cell office:value-type="float" office:value="0.707563">
                <text:p>0.707563</text:p>
              </table:table-cell>
              <table:table-cell office:value-type="float" office:value="0.551696">
                <text:p>0.551696</text:p>
              </table:table-cell>
              <table:table-cell office:value-type="float" office:value="0.475197">
                <text:p>0.475197</text:p>
              </table:table-cell>
              <table:table-cell office:value-type="float" office:value="0.461702">
                <text:p>0.461702</text:p>
              </table:table-cell>
              <table:table-cell office:value-type="float" office:value="0.554964">
                <text:p>0.554964</text:p>
              </table:table-cell>
              <table:table-cell office:value-type="float" office:value="0.546659">
                <text:p>0.546659</text:p>
              </table:table-cell>
              <table:table-cell office:value-type="float" office:value="0.483233">
                <text:p>0.483233</text:p>
              </table:table-cell>
              <table:table-cell office:value-type="float" office:value="0.55016">
                <text:p>0.55016</text:p>
              </table:table-cell>
              <table:table-cell office:value-type="float" office:value="0.615273">
                <text:p>0.615273</text:p>
              </table:table-cell>
              <table:table-cell office:value-type="float" office:value="0.775727">
                <text:p>0.775727</text:p>
              </table:table-cell>
              <table:table-cell office:value-type="float" office:value="0.631092">
                <text:p>0.631092</text:p>
              </table:table-cell>
              <table:table-cell office:value-type="float" office:value="0.775523">
                <text:p>0.775523</text:p>
              </table:table-cell>
              <table:table-cell office:value-type="float" office:value="0.642922">
                <text:p>0.642922</text:p>
              </table:table-cell>
              <table:table-cell office:value-type="float" office:value="0.706658">
                <text:p>0.706658</text:p>
              </table:table-cell>
              <table:table-cell office:value-type="float" office:value="0.654255">
                <text:p>0.654255</text:p>
              </table:table-cell>
              <table:table-cell office:value-type="float" office:value="0.509987">
                <text:p>0.509987</text:p>
              </table:table-cell>
              <table:table-cell office:value-type="float" office:value="0.586193">
                <text:p>0.586193</text:p>
              </table:table-cell>
              <table:table-cell office:value-type="float" office:value="0.603475">
                <text:p>0.603475</text:p>
              </table:table-cell>
              <table:table-cell office:value-type="float" office:value="0.576814">
                <text:p>0.576814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0.361629">
                <text:p>0.361629</text:p>
                <draw:g>
                  <svg:desc>Sheet2.E60:Sheet2.AT60</svg:desc>
                </draw:g>
              </table:table-cell>
              <table:table-cell office:value-type="float" office:value="0.444464">
                <text:p>0.444464</text:p>
              </table:table-cell>
              <table:table-cell office:value-type="float" office:value="0.547748">
                <text:p>0.547748</text:p>
              </table:table-cell>
              <table:table-cell office:value-type="float" office:value="0.503813">
                <text:p>0.503813</text:p>
              </table:table-cell>
              <table:table-cell office:value-type="float" office:value="0.470263">
                <text:p>0.470263</text:p>
              </table:table-cell>
              <table:table-cell office:value-type="float" office:value="0.572418">
                <text:p>0.572418</text:p>
              </table:table-cell>
              <table:table-cell office:value-type="float" office:value="0.576842">
                <text:p>0.576842</text:p>
              </table:table-cell>
              <table:table-cell office:value-type="float" office:value="0.686517">
                <text:p>0.686517</text:p>
              </table:table-cell>
              <table:table-cell office:value-type="float" office:value="0.655468">
                <text:p>0.655468</text:p>
              </table:table-cell>
              <table:table-cell office:value-type="float" office:value="0.716999">
                <text:p>0.716999</text:p>
              </table:table-cell>
              <table:table-cell office:value-type="float" office:value="0.587154">
                <text:p>0.587154</text:p>
              </table:table-cell>
              <table:table-cell office:value-type="float" office:value="0.640863">
                <text:p>0.640863</text:p>
              </table:table-cell>
              <table:table-cell office:value-type="float" office:value="0.482025">
                <text:p>0.482025</text:p>
              </table:table-cell>
              <table:table-cell office:value-type="float" office:value="0.484209">
                <text:p>0.484209</text:p>
              </table:table-cell>
              <table:table-cell office:value-type="float" office:value="0.413267">
                <text:p>0.413267</text:p>
              </table:table-cell>
              <table:table-cell office:value-type="float" office:value="0.370461">
                <text:p>0.370461</text:p>
              </table:table-cell>
              <table:table-cell office:value-type="float" office:value="0.442197">
                <text:p>0.442197</text:p>
              </table:table-cell>
              <table:table-cell office:value-type="float" office:value="0.483856">
                <text:p>0.483856</text:p>
              </table:table-cell>
              <table:table-cell office:value-type="float" office:value="0.481664">
                <text:p>0.481664</text:p>
              </table:table-cell>
              <table:table-cell office:value-type="float" office:value="0.493909">
                <text:p>0.493909</text:p>
              </table:table-cell>
              <table:table-cell office:value-type="float" office:value="0.550817">
                <text:p>0.550817</text:p>
              </table:table-cell>
              <table:table-cell office:value-type="float" office:value="0.749777">
                <text:p>0.749777</text:p>
              </table:table-cell>
              <table:table-cell office:value-type="float" office:value="0.77986">
                <text:p>0.77986</text:p>
              </table:table-cell>
              <table:table-cell office:value-type="float" office:value="0.794037">
                <text:p>0.794037</text:p>
              </table:table-cell>
              <table:table-cell office:value-type="float" office:value="0.724131">
                <text:p>0.724131</text:p>
              </table:table-cell>
              <table:table-cell office:value-type="float" office:value="0.579076">
                <text:p>0.579076</text:p>
              </table:table-cell>
              <table:table-cell office:value-type="float" office:value="0.481079">
                <text:p>0.481079</text:p>
              </table:table-cell>
              <table:table-cell office:value-type="float" office:value="0.495108">
                <text:p>0.495108</text:p>
              </table:table-cell>
              <table:table-cell office:value-type="float" office:value="0.529032">
                <text:p>0.529032</text:p>
              </table:table-cell>
              <table:table-cell office:value-type="float" office:value="0.535074">
                <text:p>0.535074</text:p>
              </table:table-cell>
              <table:table-cell office:value-type="float" office:value="0.508693">
                <text:p>0.508693</text:p>
              </table:table-cell>
              <table:table-cell office:value-type="float" office:value="0.547175">
                <text:p>0.547175</text:p>
              </table:table-cell>
              <table:table-cell office:value-type="float" office:value="0.633459">
                <text:p>0.633459</text:p>
              </table:table-cell>
              <table:table-cell office:value-type="float" office:value="0.677321">
                <text:p>0.677321</text:p>
              </table:table-cell>
              <table:table-cell office:value-type="float" office:value="0.675185">
                <text:p>0.675185</text:p>
              </table:table-cell>
              <table:table-cell office:value-type="float" office:value="0.720657">
                <text:p>0.720657</text:p>
              </table:table-cell>
              <table:table-cell office:value-type="float" office:value="0.633964">
                <text:p>0.633964</text:p>
              </table:table-cell>
              <table:table-cell office:value-type="float" office:value="0.669177">
                <text:p>0.669177</text:p>
              </table:table-cell>
              <table:table-cell office:value-type="float" office:value="0.642403">
                <text:p>0.642403</text:p>
              </table:table-cell>
              <table:table-cell office:value-type="float" office:value="0.561917">
                <text:p>0.561917</text:p>
              </table:table-cell>
              <table:table-cell office:value-type="float" office:value="0.577883">
                <text:p>0.577883</text:p>
              </table:table-cell>
              <table:table-cell office:value-type="float" office:value="0.553428">
                <text:p>0.553428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0.475615">
                <text:p>0.475615</text:p>
                <draw:g>
                  <svg:desc>Sheet2.E64:Sheet2.AT64</svg:desc>
                </draw:g>
              </table:table-cell>
              <table:table-cell office:value-type="float" office:value="0.451743">
                <text:p>0.451743</text:p>
              </table:table-cell>
              <table:table-cell office:value-type="float" office:value="0.560235">
                <text:p>0.560235</text:p>
              </table:table-cell>
              <table:table-cell office:value-type="float" office:value="0.582575">
                <text:p>0.582575</text:p>
              </table:table-cell>
              <table:table-cell office:value-type="float" office:value="0.48645">
                <text:p>0.48645</text:p>
              </table:table-cell>
              <table:table-cell office:value-type="float" office:value="0.577477">
                <text:p>0.577477</text:p>
              </table:table-cell>
              <table:table-cell office:value-type="float" office:value="0.580733">
                <text:p>0.580733</text:p>
              </table:table-cell>
              <table:table-cell office:value-type="float" office:value="0.706739">
                <text:p>0.706739</text:p>
              </table:table-cell>
              <table:table-cell office:value-type="float" office:value="0.634913">
                <text:p>0.634913</text:p>
              </table:table-cell>
              <table:table-cell office:value-type="float" office:value="0.799504">
                <text:p>0.799504</text:p>
              </table:table-cell>
              <table:table-cell office:value-type="float" office:value="0.464773">
                <text:p>0.464773</text:p>
              </table:table-cell>
              <table:table-cell office:value-type="float" office:value="0.709633">
                <text:p>0.709633</text:p>
              </table:table-cell>
              <table:table-cell office:value-type="float" office:value="0.409308">
                <text:p>0.409308</text:p>
              </table:table-cell>
              <table:table-cell office:value-type="float" office:value="0.526196">
                <text:p>0.526196</text:p>
              </table:table-cell>
              <table:table-cell office:value-type="float" office:value="0.334094">
                <text:p>0.334094</text:p>
              </table:table-cell>
              <table:table-cell office:value-type="float" office:value="0.359443">
                <text:p>0.359443</text:p>
              </table:table-cell>
              <table:table-cell office:value-type="float" office:value="0.409767">
                <text:p>0.409767</text:p>
              </table:table-cell>
              <table:table-cell office:value-type="float" office:value="0.523349">
                <text:p>0.523349</text:p>
              </table:table-cell>
              <table:table-cell office:value-type="float" office:value="0.433514">
                <text:p>0.433514</text:p>
              </table:table-cell>
              <table:table-cell office:value-type="float" office:value="0.501544">
                <text:p>0.501544</text:p>
              </table:table-cell>
              <table:table-cell office:value-type="float" office:value="0.460101">
                <text:p>0.460101</text:p>
              </table:table-cell>
              <table:table-cell office:value-type="float" office:value="0.833649">
                <text:p>0.833649</text:p>
              </table:table-cell>
              <table:table-cell office:value-type="float" office:value="0.778387">
                <text:p>0.778387</text:p>
              </table:table-cell>
              <table:table-cell office:value-type="float" office:value="0.837449">
                <text:p>0.837449</text:p>
              </table:table-cell>
              <table:table-cell office:value-type="float" office:value="0.705512">
                <text:p>0.705512</text:p>
              </table:table-cell>
              <table:table-cell office:value-type="float" office:value="0.563955">
                <text:p>0.563955</text:p>
              </table:table-cell>
              <table:table-cell office:value-type="float" office:value="0.465006">
                <text:p>0.465006</text:p>
              </table:table-cell>
              <table:table-cell office:value-type="float" office:value="0.470806">
                <text:p>0.470806</text:p>
              </table:table-cell>
              <table:table-cell office:value-type="float" office:value="0.566738">
                <text:p>0.566738</text:p>
              </table:table-cell>
              <table:table-cell office:value-type="float" office:value="0.52866">
                <text:p>0.52866</text:p>
              </table:table-cell>
              <table:table-cell office:value-type="float" office:value="0.506696">
                <text:p>0.506696</text:p>
              </table:table-cell>
              <table:table-cell office:value-type="float" office:value="0.521256">
                <text:p>0.521256</text:p>
              </table:table-cell>
              <table:table-cell office:value-type="float" office:value="0.707089">
                <text:p>0.707089</text:p>
              </table:table-cell>
              <table:table-cell office:value-type="float" office:value="0.696003">
                <text:p>0.696003</text:p>
              </table:table-cell>
              <table:table-cell office:value-type="float" office:value="0.637489">
                <text:p>0.637489</text:p>
              </table:table-cell>
              <table:table-cell office:value-type="float" office:value="0.77814">
                <text:p>0.77814</text:p>
              </table:table-cell>
              <table:table-cell office:value-type="float" office:value="0.637348">
                <text:p>0.637348</text:p>
              </table:table-cell>
              <table:table-cell office:value-type="float" office:value="0.683518">
                <text:p>0.683518</text:p>
              </table:table-cell>
              <table:table-cell office:value-type="float" office:value="0.631668">
                <text:p>0.631668</text:p>
              </table:table-cell>
              <table:table-cell office:value-type="float" office:value="0.516853">
                <text:p>0.516853</text:p>
              </table:table-cell>
              <table:table-cell office:value-type="float" office:value="0.624348">
                <text:p>0.624348</text:p>
              </table:table-cell>
              <table:table-cell office:value-type="float" office:value="0.57349">
                <text:p>0.57349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.488553">
                <text:p>0.488553</text:p>
                <draw:g>
                  <svg:desc>Sheet2.E68:Sheet2.AT68</svg:desc>
                </draw:g>
              </table:table-cell>
              <table:table-cell office:value-type="float" office:value="0.460583">
                <text:p>0.460583</text:p>
              </table:table-cell>
              <table:table-cell office:value-type="float" office:value="0.573351">
                <text:p>0.573351</text:p>
              </table:table-cell>
              <table:table-cell office:value-type="float" office:value="0.570845">
                <text:p>0.570845</text:p>
              </table:table-cell>
              <table:table-cell office:value-type="float" office:value="0.488493">
                <text:p>0.488493</text:p>
              </table:table-cell>
              <table:table-cell office:value-type="float" office:value="0.560341">
                <text:p>0.560341</text:p>
              </table:table-cell>
              <table:table-cell office:value-type="float" office:value="0.56382">
                <text:p>0.56382</text:p>
              </table:table-cell>
              <table:table-cell office:value-type="float" office:value="0.682087">
                <text:p>0.682087</text:p>
              </table:table-cell>
              <table:table-cell office:value-type="float" office:value="0.612456">
                <text:p>0.612456</text:p>
              </table:table-cell>
              <table:table-cell office:value-type="float" office:value="0.783863">
                <text:p>0.783863</text:p>
              </table:table-cell>
              <table:table-cell office:value-type="float" office:value="0.465142">
                <text:p>0.465142</text:p>
              </table:table-cell>
              <table:table-cell office:value-type="float" office:value="0.701661">
                <text:p>0.701661</text:p>
              </table:table-cell>
              <table:table-cell office:value-type="float" office:value="0.408702">
                <text:p>0.408702</text:p>
              </table:table-cell>
              <table:table-cell office:value-type="float" office:value="0.527338">
                <text:p>0.527338</text:p>
              </table:table-cell>
              <table:table-cell office:value-type="float" office:value="0.334942">
                <text:p>0.334942</text:p>
              </table:table-cell>
              <table:table-cell office:value-type="float" office:value="0.358826">
                <text:p>0.358826</text:p>
              </table:table-cell>
              <table:table-cell office:value-type="float" office:value="0.410639">
                <text:p>0.410639</text:p>
              </table:table-cell>
              <table:table-cell office:value-type="float" office:value="0.526476">
                <text:p>0.526476</text:p>
              </table:table-cell>
              <table:table-cell office:value-type="float" office:value="0.432234">
                <text:p>0.432234</text:p>
              </table:table-cell>
              <table:table-cell office:value-type="float" office:value="0.500179">
                <text:p>0.500179</text:p>
              </table:table-cell>
              <table:table-cell office:value-type="float" office:value="0.459568">
                <text:p>0.459568</text:p>
              </table:table-cell>
              <table:table-cell office:value-type="float" office:value="0.828503">
                <text:p>0.828503</text:p>
              </table:table-cell>
              <table:table-cell office:value-type="float" office:value="0.776359">
                <text:p>0.776359</text:p>
              </table:table-cell>
              <table:table-cell office:value-type="float" office:value="0.833591">
                <text:p>0.833591</text:p>
              </table:table-cell>
              <table:table-cell office:value-type="float" office:value="0.701733">
                <text:p>0.701733</text:p>
              </table:table-cell>
              <table:table-cell office:value-type="float" office:value="0.560933">
                <text:p>0.560933</text:p>
              </table:table-cell>
              <table:table-cell office:value-type="float" office:value="0.465073">
                <text:p>0.465073</text:p>
              </table:table-cell>
              <table:table-cell office:value-type="float" office:value="0.469847">
                <text:p>0.469847</text:p>
              </table:table-cell>
              <table:table-cell office:value-type="float" office:value="0.568116">
                <text:p>0.568116</text:p>
              </table:table-cell>
              <table:table-cell office:value-type="float" office:value="0.529153">
                <text:p>0.529153</text:p>
              </table:table-cell>
              <table:table-cell office:value-type="float" office:value="0.508865">
                <text:p>0.508865</text:p>
              </table:table-cell>
              <table:table-cell office:value-type="float" office:value="0.519702">
                <text:p>0.519702</text:p>
              </table:table-cell>
              <table:table-cell office:value-type="float" office:value="0.710084">
                <text:p>0.710084</text:p>
              </table:table-cell>
              <table:table-cell office:value-type="float" office:value="0.697449">
                <text:p>0.697449</text:p>
              </table:table-cell>
              <table:table-cell office:value-type="float" office:value="0.640387">
                <text:p>0.640387</text:p>
              </table:table-cell>
              <table:table-cell office:value-type="float" office:value="0.781813">
                <text:p>0.781813</text:p>
              </table:table-cell>
              <table:table-cell office:value-type="float" office:value="0.645932">
                <text:p>0.645932</text:p>
              </table:table-cell>
              <table:table-cell office:value-type="float" office:value="0.691512">
                <text:p>0.691512</text:p>
              </table:table-cell>
              <table:table-cell office:value-type="float" office:value="0.631433">
                <text:p>0.631433</text:p>
              </table:table-cell>
              <table:table-cell office:value-type="float" office:value="0.511695">
                <text:p>0.511695</text:p>
              </table:table-cell>
              <table:table-cell office:value-type="float" office:value="0.625395">
                <text:p>0.625395</text:p>
              </table:table-cell>
              <table:table-cell office:value-type="float" office:value="0.574862">
                <text:p>0.5748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